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2681in" table:align="margins"/>
    </style:style>
    <style:style style:name="Table1.A" style:family="table-column">
      <style:table-column-properties style:column-width="1.6535in" style:rel-column-width="13106*"/>
    </style:style>
    <style:style style:name="Table1.B" style:family="table-column">
      <style:table-column-properties style:column-width="1.6535in" style:rel-column-width="13107*"/>
    </style:style>
    <style:style style:name="Table1.D" style:family="table-column">
      <style:table-column-properties style:column-width="1.6535in" style:rel-column-width="1310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seoseväljundid" style:family="table">
      <style:table-properties style:width="8.2681in" table:align="margins"/>
    </style:style>
    <style:style style:name="seoseväljundid.A" style:family="table-column">
      <style:table-column-properties style:column-width="1.3778in" style:rel-column-width="10920*"/>
    </style:style>
    <style:style style:name="seoseväljundid.C" style:family="table-column">
      <style:table-column-properties style:column-width="1.3785in" style:rel-column-width="10927*"/>
    </style:style>
    <style:style style:name="seoseväljundid.F" style:family="table-column">
      <style:table-column-properties style:column-width="1.3785in" style:rel-column-width="10928*"/>
    </style:style>
    <style:style style:name="seoseväljundid.A1" style:family="table-cell">
      <style:table-cell-properties fo:padding="0.0382in" fo:border-left="0.05pt solid #000000" fo:border-right="none" fo:border-top="0.05pt solid #000000" fo:border-bottom="0.05pt solid #000000"/>
    </style:style>
    <style:style style:name="seoseväljundid.F1" style:family="table-cell">
      <style:table-cell-properties fo:padding="0.0382in" fo:border="0.05pt solid #000000"/>
    </style:style>
    <style:style style:name="seoseväljundid.A2" style:family="table-cell">
      <style:table-cell-properties fo:padding="0.0382in" fo:border-left="0.05pt solid #000000" fo:border-right="none" fo:border-top="none" fo:border-bottom="0.05pt solid #000000"/>
    </style:style>
    <style:style style:name="seoseväljundid.F2" style:family="table-cell">
      <style:table-cell-properties fo:padding="0.0382in" fo:border-left="0.05pt solid #000000" fo:border-right="0.05pt solid #000000" fo:border-top="none" fo:border-bottom="0.05pt solid #000000"/>
    </style:style>
    <style:style style:name="Arvuliste_5f_suuruste_5f_kirjeldamise_5f_võimalusi" style:display-name="Arvuliste_suuruste_kirjeldamise_võimalusi" style:family="table">
      <style:table-properties style:width="8.2681in" table:align="margins"/>
    </style:style>
    <style:style style:name="Arvuliste_5f_suuruste_5f_kirjeldamise_5f_võimalusi.A" style:display-name="Arvuliste_suuruste_kirjeldamise_võimalusi.A" style:family="table-column">
      <style:table-column-properties style:column-width="1.6535in" style:rel-column-width="13106*"/>
    </style:style>
    <style:style style:name="Arvuliste_5f_suuruste_5f_kirjeldamise_5f_võimalusi.D" style:display-name="Arvuliste_suuruste_kirjeldamise_võimalusi.D" style:family="table-column">
      <style:table-column-properties style:column-width="1.6542in" style:rel-column-width="13109*"/>
    </style:style>
    <style:style style:name="Arvuliste_5f_suuruste_5f_kirjeldamise_5f_võimalusi.E" style:display-name="Arvuliste_suuruste_kirjeldamise_võimalusi.E" style:family="table-column">
      <style:table-column-properties style:column-width="1.6535in" style:rel-column-width="13108*"/>
    </style:style>
    <style:style style:name="Arvuliste_5f_suuruste_5f_kirjeldamise_5f_võimalusi.A1" style:display-name="Arvuliste_suuruste_kirjeldamise_võimalusi.A1" style:family="table-cell">
      <style:table-cell-properties fo:padding="0.0382in" fo:border-left="0.05pt solid #000000" fo:border-right="none" fo:border-top="0.05pt solid #000000" fo:border-bottom="0.05pt solid #000000"/>
    </style:style>
    <style:style style:name="Arvuliste_5f_suuruste_5f_kirjeldamise_5f_võimalusi.E1" style:display-name="Arvuliste_suuruste_kirjeldamise_võimalusi.E1" style:family="table-cell">
      <style:table-cell-properties fo:padding="0.0382in" fo:border="0.05pt solid #000000"/>
    </style:style>
    <style:style style:name="Arvuliste_5f_suuruste_5f_kirjeldamise_5f_võimalusi.A2" style:display-name="Arvuliste_suuruste_kirjeldamise_võimalusi.A2" style:family="table-cell">
      <style:table-cell-properties fo:padding="0.0382in" fo:border-left="0.05pt solid #000000" fo:border-right="none" fo:border-top="none" fo:border-bottom="0.05pt solid #000000"/>
    </style:style>
    <style:style style:name="Arvuliste_5f_suuruste_5f_kirjeldamise_5f_võimalusi.E2" style:display-name="Arvuliste_suuruste_kirjeldamise_võimalusi.E2" style:family="table-cell">
      <style:table-cell-properties fo:padding="0.0382in" fo:border-left="0.05pt solid #000000" fo:border-right="0.05pt solid #000000" fo:border-top="none" fo:border-bottom="0.05pt solid #000000"/>
    </style:style>
    <style:style style:name="Table2" style:family="table">
      <style:table-properties style:width="8.2681in" table:align="margins"/>
    </style:style>
    <style:style style:name="Table2.A" style:family="table-column">
      <style:table-column-properties style:column-width="0.2361in" style:rel-column-width="1872*"/>
    </style:style>
    <style:style style:name="Table2.B" style:family="table-column">
      <style:table-column-properties style:column-width="0.2361in" style:rel-column-width="1873*"/>
    </style:style>
    <style:style style:name="Table2.V" style:family="table-column">
      <style:table-column-properties style:column-width="1.1813in" style:rel-column-width="9361*"/>
    </style:style>
    <style:style style:name="Table2.W" style:family="table-column">
      <style:table-column-properties style:column-width="1.1806in" style:rel-column-width="9360*"/>
    </style:style>
    <style:style style:name="Table2.A1" style:family="table-cell">
      <style:table-cell-properties fo:padding="0.0382in" fo:border-left="0.05pt solid #000000" fo:border-right="none" fo:border-top="0.05pt solid #000000" fo:border-bottom="0.05pt solid #000000"/>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a2" style:family="table-cell">
      <style:table-cell-properties fo:padding="0.0382in" fo:border-left="0.05pt solid #000000" fo:border-right="0.05pt solid #000000" fo:border-top="none" fo:border-bottom="0.05pt solid #000000"/>
    </style:style>
    <style:style style:name="P_5f_näide_5f_K_3d_1_5f_ja_5f_N_3d_1" style:display-name="P_näide_K=1_ja_N=1" style:family="table">
      <style:table-properties style:width="8.2681in" table:align="margins"/>
    </style:style>
    <style:style style:name="P_5f_näide_5f_K_3d_1_5f_ja_5f_N_3d_1.A" style:display-name="P_näide_K=1_ja_N=1.A" style:family="table-column">
      <style:table-column-properties style:column-width="0.9181in" style:rel-column-width="7275*"/>
    </style:style>
    <style:style style:name="P_5f_näide_5f_K_3d_1_5f_ja_5f_N_3d_1.B" style:display-name="P_näide_K=1_ja_N=1.B" style:family="table-column">
      <style:table-column-properties style:column-width="0.9146in" style:rel-column-width="7248*"/>
    </style:style>
    <style:style style:name="P_5f_näide_5f_K_3d_1_5f_ja_5f_N_3d_1.C" style:display-name="P_näide_K=1_ja_N=1.C" style:family="table-column">
      <style:table-column-properties style:column-width="0.9229in" style:rel-column-width="7316*"/>
    </style:style>
    <style:style style:name="P_5f_näide_5f_K_3d_1_5f_ja_5f_N_3d_1.D" style:display-name="P_näide_K=1_ja_N=1.D" style:family="table-column">
      <style:table-column-properties style:column-width="0.9188in" style:rel-column-width="7282*"/>
    </style:style>
    <style:style style:name="P_5f_näide_5f_K_3d_1_5f_ja_5f_N_3d_1.I" style:display-name="P_näide_K=1_ja_N=1.I" style:family="table-column">
      <style:table-column-properties style:column-width="0.9194in" style:rel-column-width="7286*"/>
    </style:style>
    <style:style style:name="P_5f_näide_5f_K_3d_1_5f_ja_5f_N_3d_1.A1" style:display-name="P_näide_K=1_ja_N=1.A1" style:family="table-cell">
      <style:table-cell-properties fo:padding="0.0382in" fo:border-left="0.05pt solid #000000" fo:border-right="none" fo:border-top="0.05pt solid #000000" fo:border-bottom="0.05pt solid #000000"/>
    </style:style>
    <style:style style:name="P_5f_näide_5f_K_3d_1_5f_ja_5f_N_3d_1.I1" style:display-name="P_näide_K=1_ja_N=1.I1" style:family="table-cell">
      <style:table-cell-properties fo:padding="0.0382in" fo:border="0.05pt solid #000000"/>
    </style:style>
    <style:style style:name="P_5f_näide_5f_K_3d_1_5f_ja_5f_N_3d_1.A2" style:display-name="P_näide_K=1_ja_N=1.A2" style:family="table-cell">
      <style:table-cell-properties fo:padding="0.0382in" fo:border-left="0.05pt solid #000000" fo:border-right="none" fo:border-top="none" fo:border-bottom="0.05pt solid #000000"/>
    </style:style>
    <style:style style:name="P_5f_näide_5f_K_3d_1_5f_ja_5f_N_3d_1.I2" style:display-name="P_näide_K=1_ja_N=1.I2" style:family="table-cell">
      <style:table-cell-properties fo:padding="0.0382in" fo:border-left="0.05pt solid #000000" fo:border-right="0.05pt solid #000000" fo:border-top="none" fo:border-bottom="0.05pt solid #000000"/>
    </style:style>
    <style:style style:name="Table3" style:family="table">
      <style:table-properties style:width="8.2681in" table:align="margins"/>
    </style:style>
    <style:style style:name="Table3.A" style:family="table-column">
      <style:table-column-properties style:column-width="0.9181in" style:rel-column-width="7275*"/>
    </style:style>
    <style:style style:name="Table3.B" style:family="table-column">
      <style:table-column-properties style:column-width="0.9146in" style:rel-column-width="7248*"/>
    </style:style>
    <style:style style:name="Table3.C" style:family="table-column">
      <style:table-column-properties style:column-width="0.9229in" style:rel-column-width="7316*"/>
    </style:style>
    <style:style style:name="Table3.D" style:family="table-column">
      <style:table-column-properties style:column-width="0.9188in" style:rel-column-width="7282*"/>
    </style:style>
    <style:style style:name="Table3.I" style:family="table-column">
      <style:table-column-properties style:column-width="0.9194in" style:rel-column-width="7286*"/>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I2" style:family="table-cell">
      <style:table-cell-properties fo:padding="0.0382in" fo:border-left="0.05pt solid #000000" fo:border-right="0.05pt solid #000000" fo:border-top="none" fo:border-bottom="0.05pt solid #000000"/>
    </style:style>
    <style:style style:name="Table4" style:family="table">
      <style:table-properties style:width="8.2521in" table:align="left"/>
    </style:style>
    <style:style style:name="Table4.A" style:family="table-column">
      <style:table-column-properties style:column-width="0.3924in"/>
    </style:style>
    <style:style style:name="Table4.B" style:family="table-column">
      <style:table-column-properties style:column-width="0.9847in"/>
    </style:style>
    <style:style style:name="Table4.C" style:family="table-column">
      <style:table-column-properties style:column-width="0.7528in"/>
    </style:style>
    <style:style style:name="Table4.D" style:family="table-column">
      <style:table-column-properties style:column-width="0.7403in"/>
    </style:style>
    <style:style style:name="Table4.E" style:family="table-column">
      <style:table-column-properties style:column-width="0.8222in"/>
    </style:style>
    <style:style style:name="Table4.F" style:family="table-column">
      <style:table-column-properties style:column-width="0.8681in"/>
    </style:style>
    <style:style style:name="Table4.G" style:family="table-column">
      <style:table-column-properties style:column-width="0.9375in"/>
    </style:style>
    <style:style style:name="Table4.H" style:family="table-column">
      <style:table-column-properties style:column-width="1.1222in"/>
    </style:style>
    <style:style style:name="Table4.I" style:family="table-column">
      <style:table-column-properties style:column-width="1.0653in"/>
    </style:style>
    <style:style style:name="Table4.J" style:family="table-column">
      <style:table-column-properties style:column-width="0.5667in"/>
    </style:style>
    <style:style style:name="Table4.A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J1" style:family="table-cell">
      <style:table-cell-properties fo:background-color="#ffff99" fo:padding="0.0382in" fo:border="0.05pt solid #000000">
        <style:background-image/>
      </style:table-cell-properties>
    </style:style>
    <style:style style:name="Table4.A2" style:family="table-cell">
      <style:table-cell-properties fo:background-color="#ffffff" fo:padding="0.0382in" fo:border-left="0.05pt solid #000000" fo:border-right="none" fo:border-top="none" fo:border-bottom="0.05pt solid #000000">
        <style:background-image/>
      </style:table-cell-properties>
    </style:style>
    <style:style style:name="Table4.B2" style:family="table-cell">
      <style:table-cell-properties fo:background-color="#ffff99" fo:padding="0.0382in" fo:border-left="0.05pt solid #000000" fo:border-right="none" fo:border-top="none" fo:border-bottom="0.05pt solid #000000">
        <style:background-image/>
      </style:table-cell-properties>
    </style:style>
    <style:style style:name="Table4.J2" style:family="table-cell">
      <style:table-cell-properties fo:background-color="#ffff99" fo:padding="0.0382in"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top="0in" fo:margin-bottom="0in" loext:contextual-spacing="false"/>
      <style:text-properties fo:language="et" fo:country="EE"/>
    </style:style>
    <style:style style:name="P3" style:family="paragraph" style:parent-style-name="Text_20_body">
      <style:paragraph-properties fo:margin-top="0in" fo:margin-bottom="0in" loext:contextual-spacing="false"/>
      <style:text-properties fo:language="et" fo:country="EE" officeooo:rsid="00054276" officeooo:paragraph-rsid="00054276"/>
    </style:style>
    <style:style style:name="P4" style:family="paragraph" style:parent-style-name="Text_20_body">
      <style:paragraph-properties fo:margin-top="0in" fo:margin-bottom="0in" loext:contextual-spacing="false"/>
      <style:text-properties fo:language="et" fo:country="EE" officeooo:rsid="003437cc" officeooo:paragraph-rsid="003437cc"/>
    </style:style>
    <style:style style:name="P5" style:family="paragraph" style:parent-style-name="Text_20_body">
      <style:paragraph-properties fo:margin-top="0in" fo:margin-bottom="0in" loext:contextual-spacing="false"/>
      <style:text-properties fo:language="et" fo:country="EE" officeooo:rsid="003437cc" officeooo:paragraph-rsid="0035596a"/>
    </style:style>
    <style:style style:name="P6" style:family="paragraph" style:parent-style-name="Text_20_body">
      <style:paragraph-properties fo:margin-top="0in" fo:margin-bottom="0in" loext:contextual-spacing="false"/>
      <style:text-properties fo:language="et" fo:country="EE" officeooo:rsid="003555c1" officeooo:paragraph-rsid="003555c1"/>
    </style:style>
    <style:style style:name="P7" style:family="paragraph" style:parent-style-name="Text_20_body">
      <style:paragraph-properties fo:margin-top="0in" fo:margin-bottom="0in" loext:contextual-spacing="false"/>
      <style:text-properties fo:language="et" fo:country="EE" officeooo:rsid="003555c1" officeooo:paragraph-rsid="0035596a"/>
    </style:style>
    <style:style style:name="P8" style:family="paragraph" style:parent-style-name="Text_20_body">
      <style:paragraph-properties fo:margin-top="0in" fo:margin-bottom="0in" loext:contextual-spacing="false"/>
      <style:text-properties fo:language="et" fo:country="EE" officeooo:rsid="0035596a" officeooo:paragraph-rsid="0035596a"/>
    </style:style>
    <style:style style:name="P9" style:family="paragraph" style:parent-style-name="Text_20_body">
      <style:paragraph-properties fo:margin-top="0in" fo:margin-bottom="0in" loext:contextual-spacing="false"/>
      <style:text-properties officeooo:rsid="001e0cfb" officeooo:paragraph-rsid="001e0cfb"/>
    </style:style>
    <style:style style:name="P10" style:family="paragraph" style:parent-style-name="Text_20_body">
      <style:paragraph-properties fo:margin-top="0in" fo:margin-bottom="0in" loext:contextual-spacing="false"/>
      <style:text-properties officeooo:rsid="001e0cfb" officeooo:paragraph-rsid="002f3aba"/>
    </style:style>
    <style:style style:name="P11" style:family="paragraph" style:parent-style-name="Text_20_body">
      <style:paragraph-properties fo:margin-top="0in" fo:margin-bottom="0in" loext:contextual-spacing="false"/>
      <style:text-properties officeooo:rsid="001e0cfb" officeooo:paragraph-rsid="00312eea"/>
    </style:style>
    <style:style style:name="P12" style:family="paragraph" style:parent-style-name="Text_20_body">
      <style:paragraph-properties fo:margin-top="0in" fo:margin-bottom="0in" loext:contextual-spacing="false"/>
      <style:text-properties officeooo:rsid="002dda14" officeooo:paragraph-rsid="002dda14"/>
    </style:style>
    <style:style style:name="P13" style:family="paragraph" style:parent-style-name="Text_20_body">
      <style:paragraph-properties fo:margin-top="0in" fo:margin-bottom="0in" loext:contextual-spacing="false"/>
      <style:text-properties officeooo:rsid="001f9903" officeooo:paragraph-rsid="002dda14"/>
    </style:style>
    <style:style style:name="P14" style:family="paragraph" style:parent-style-name="Text_20_body">
      <style:paragraph-properties fo:margin-top="0in" fo:margin-bottom="0in" loext:contextual-spacing="false"/>
      <style:text-properties officeooo:rsid="00376141" officeooo:paragraph-rsid="00376141"/>
    </style:style>
    <style:style style:name="P15" style:family="paragraph" style:parent-style-name="Text_20_body">
      <style:paragraph-properties fo:margin-top="0in" fo:margin-bottom="0in" loext:contextual-spacing="false"/>
      <style:text-properties officeooo:rsid="00427f28" officeooo:paragraph-rsid="00427f28"/>
    </style:style>
    <style:style style:name="P16" style:family="paragraph" style:parent-style-name="Text_20_body">
      <style:paragraph-properties fo:margin-top="0in" fo:margin-bottom="0in" loext:contextual-spacing="false"/>
      <style:text-properties officeooo:rsid="0051b070" officeooo:paragraph-rsid="0051b070"/>
    </style:style>
    <style:style style:name="P17" style:family="paragraph" style:parent-style-name="Text_20_body">
      <style:paragraph-properties fo:margin-top="0in" fo:margin-bottom="0in" loext:contextual-spacing="false"/>
      <style:text-properties officeooo:paragraph-rsid="008995fb"/>
    </style:style>
    <style:style style:name="P18" style:family="paragraph" style:parent-style-name="Text_20_body">
      <style:paragraph-properties fo:margin-top="0in" fo:margin-bottom="0in" loext:contextual-spacing="false"/>
      <style:text-properties officeooo:paragraph-rsid="008b11c3"/>
    </style:style>
    <style:style style:name="P19" style:family="paragraph" style:parent-style-name="Text_20_body">
      <style:paragraph-properties fo:margin-top="0in" fo:margin-bottom="0in" loext:contextual-spacing="false"/>
      <style:text-properties officeooo:rsid="00a91c5c" officeooo:paragraph-rsid="00a91c5c"/>
    </style:style>
    <style:style style:name="P20" style:family="paragraph" style:parent-style-name="Text_20_body">
      <style:paragraph-properties fo:margin-top="0in" fo:margin-bottom="0in" loext:contextual-spacing="false"/>
      <style:text-properties style:text-position="0% 100%" officeooo:rsid="00855fc6" officeooo:paragraph-rsid="008b11c3"/>
    </style:style>
    <style:style style:name="P21" style:family="paragraph" style:parent-style-name="Title">
      <style:paragraph-properties fo:margin-top="0in" fo:margin-bottom="0in" loext:contextual-spacing="false"/>
      <style:text-properties fo:language="et" fo:country="EE"/>
    </style:style>
    <style:style style:name="P22" style:family="paragraph" style:parent-style-name="Table_20_Contents">
      <style:paragraph-properties fo:margin-top="0in" fo:margin-bottom="0in" loext:contextual-spacing="false"/>
    </style:style>
    <style:style style:name="P23" style:family="paragraph" style:parent-style-name="Table_20_Contents">
      <style:paragraph-properties fo:margin-top="0in" fo:margin-bottom="0in" loext:contextual-spacing="false"/>
      <style:text-properties fo:language="et" fo:country="EE"/>
    </style:style>
    <style:style style:name="P24" style:family="paragraph" style:parent-style-name="Table_20_Contents">
      <style:paragraph-properties fo:margin-top="0in" fo:margin-bottom="0in" loext:contextual-spacing="false"/>
      <style:text-properties fo:language="et" fo:country="EE" officeooo:rsid="002dda14" officeooo:paragraph-rsid="002dda14"/>
    </style:style>
    <style:style style:name="P25" style:family="paragraph" style:parent-style-name="Table_20_Contents">
      <style:paragraph-properties fo:margin-top="0in" fo:margin-bottom="0in" loext:contextual-spacing="false"/>
      <style:text-properties fo:language="et" fo:country="EE" officeooo:rsid="003696a1" officeooo:paragraph-rsid="003696a1"/>
    </style:style>
    <style:style style:name="P26" style:family="paragraph" style:parent-style-name="Table_20_Contents">
      <style:paragraph-properties fo:margin-top="0in" fo:margin-bottom="0in" loext:contextual-spacing="false"/>
      <style:text-properties fo:language="et" fo:country="EE" officeooo:rsid="00312eea" officeooo:paragraph-rsid="00312eea"/>
    </style:style>
    <style:style style:name="P27" style:family="paragraph" style:parent-style-name="Table_20_Contents">
      <style:paragraph-properties fo:margin-top="0in" fo:margin-bottom="0in" loext:contextual-spacing="false"/>
      <style:text-properties fo:language="et" fo:country="EE" officeooo:rsid="003c187e" officeooo:paragraph-rsid="003c187e"/>
    </style:style>
    <style:style style:name="P28" style:family="paragraph" style:parent-style-name="Table_20_Contents">
      <style:paragraph-properties fo:margin-top="0in" fo:margin-bottom="0in" loext:contextual-spacing="false"/>
      <style:text-properties fo:language="et" fo:country="EE" officeooo:rsid="0041e927" officeooo:paragraph-rsid="0041e927"/>
    </style:style>
    <style:style style:name="P29" style:family="paragraph" style:parent-style-name="Table_20_Contents">
      <style:paragraph-properties fo:margin-top="0in" fo:margin-bottom="0in" loext:contextual-spacing="false"/>
      <style:text-properties fo:language="et" fo:country="EE" officeooo:rsid="003c7bda" officeooo:paragraph-rsid="003c7bda"/>
    </style:style>
    <style:style style:name="P30" style:family="paragraph" style:parent-style-name="Table_20_Contents">
      <style:paragraph-properties fo:margin-top="0in" fo:margin-bottom="0in" loext:contextual-spacing="false"/>
      <style:text-properties fo:language="et" fo:country="EE" officeooo:rsid="0044fdbb" officeooo:paragraph-rsid="0044fdbb"/>
    </style:style>
    <style:style style:name="P31" style:family="paragraph" style:parent-style-name="Table_20_Contents">
      <style:paragraph-properties fo:margin-top="0in" fo:margin-bottom="0in" loext:contextual-spacing="false"/>
      <style:text-properties fo:language="et" fo:country="EE" officeooo:rsid="004b35e0" officeooo:paragraph-rsid="004b35e0"/>
    </style:style>
    <style:style style:name="P32" style:family="paragraph" style:parent-style-name="Table_20_Contents">
      <style:paragraph-properties fo:margin-top="0in" fo:margin-bottom="0in" loext:contextual-spacing="false"/>
      <style:text-properties officeooo:rsid="00312eea" officeooo:paragraph-rsid="00312eea"/>
    </style:style>
    <style:style style:name="P33" style:family="paragraph" style:parent-style-name="Table_20_Contents">
      <style:paragraph-properties fo:margin-top="0in" fo:margin-bottom="0in" loext:contextual-spacing="false"/>
      <style:text-properties officeooo:rsid="003a9938" officeooo:paragraph-rsid="003a9938"/>
    </style:style>
    <style:style style:name="P34" style:family="paragraph" style:parent-style-name="Table_20_Contents">
      <style:paragraph-properties fo:margin-top="0in" fo:margin-bottom="0in" loext:contextual-spacing="false"/>
      <style:text-properties officeooo:rsid="00386d8a" officeooo:paragraph-rsid="003ae1b3"/>
    </style:style>
    <style:style style:name="P35" style:family="paragraph" style:parent-style-name="Table_20_Contents">
      <style:paragraph-properties fo:margin-top="0in" fo:margin-bottom="0in" loext:contextual-spacing="false"/>
      <style:text-properties fo:font-size="8pt" style:font-size-asian="8pt" style:font-size-complex="8pt"/>
    </style:style>
    <style:style style:name="P36" style:family="paragraph" style:parent-style-name="Table_20_Contents">
      <style:paragraph-properties fo:margin-top="0in" fo:margin-bottom="0in" loext:contextual-spacing="false"/>
      <style:text-properties fo:font-size="8pt" officeooo:rsid="0081d88a" officeooo:paragraph-rsid="0081d88a" style:font-size-asian="8pt" style:font-size-complex="8pt"/>
    </style:style>
    <style:style style:name="P37" style:family="paragraph" style:parent-style-name="Table_20_Contents">
      <style:paragraph-properties fo:margin-top="0in" fo:margin-bottom="0in" loext:contextual-spacing="false"/>
      <style:text-properties fo:font-size="8pt" officeooo:rsid="0081d88a" officeooo:paragraph-rsid="0082d451" style:font-size-asian="8pt" style:font-size-complex="8pt"/>
    </style:style>
    <style:style style:name="P38" style:family="paragraph" style:parent-style-name="Table_20_Contents">
      <style:paragraph-properties fo:margin-top="0in" fo:margin-bottom="0in" loext:contextual-spacing="false"/>
      <style:text-properties fo:font-size="8pt" officeooo:rsid="008b11c3" officeooo:paragraph-rsid="008b11c3" style:font-size-asian="8pt" style:font-size-complex="8pt"/>
    </style:style>
    <style:style style:name="P39" style:family="paragraph" style:parent-style-name="Table_20_Contents">
      <style:paragraph-properties fo:margin-top="0in" fo:margin-bottom="0in" loext:contextual-spacing="false"/>
      <style:text-properties fo:font-size="8pt" officeooo:rsid="008e02c1" officeooo:paragraph-rsid="008e02c1" style:font-size-asian="8pt" style:font-size-complex="8pt"/>
    </style:style>
    <style:style style:name="P40" style:family="paragraph" style:parent-style-name="Table_20_Contents">
      <style:paragraph-properties fo:margin-top="0in" fo:margin-bottom="0in" loext:contextual-spacing="false"/>
      <style:text-properties style:use-window-font-color="true" fo:font-size="8pt" fo:background-color="transparent" style:font-size-asian="8pt" style:font-size-complex="8pt"/>
    </style:style>
    <style:style style:name="P41" style:family="paragraph" style:parent-style-name="Table_20_Contents">
      <style:paragraph-properties fo:margin-top="0in" fo:margin-bottom="0in" loext:contextual-spacing="false"/>
      <style:text-properties style:use-window-font-color="true" fo:font-size="8pt" officeooo:rsid="0081d88a" officeooo:paragraph-rsid="0081d88a" fo:background-color="transparent" style:font-size-asian="8pt" style:font-size-complex="8pt"/>
    </style:style>
    <style:style style:name="P42" style:family="paragraph" style:parent-style-name="Table_20_Contents">
      <style:paragraph-properties fo:margin-top="0in" fo:margin-bottom="0in" loext:contextual-spacing="false"/>
      <style:text-properties style:use-window-font-color="true" style:text-position="sub 58%" fo:background-color="transparent"/>
    </style:style>
    <style:style style:name="P43" style:family="paragraph" style:parent-style-name="Table_20_Contents">
      <style:paragraph-properties fo:margin-top="0in" fo:margin-bottom="0in" loext:contextual-spacing="false"/>
      <style:text-properties style:use-window-font-color="true" style:text-position="0% 100%" fo:background-color="transparent"/>
    </style:style>
    <style:style style:name="P44" style:family="paragraph" style:parent-style-name="Footnote">
      <style:paragraph-properties fo:margin-top="0in" fo:margin-bottom="0in" loext:contextual-spacing="false"/>
    </style:style>
    <style:style style:name="P45" style:family="paragraph" style:parent-style-name="Footnote">
      <style:paragraph-properties fo:margin-top="0in" fo:margin-bottom="0in" loext:contextual-spacing="false"/>
      <style:text-properties officeooo:paragraph-rsid="007e9028"/>
    </style:style>
    <style:style style:name="P46" style:family="paragraph" style:parent-style-name="Footnote">
      <style:paragraph-properties fo:margin-top="0in" fo:margin-bottom="0in" loext:contextual-spacing="false"/>
      <style:text-properties fo:font-size="8pt" officeooo:paragraph-rsid="008ce3ed" style:font-size-asian="8pt" style:font-size-complex="8pt"/>
    </style:style>
    <style:style style:name="P47" style:family="paragraph" style:parent-style-name="Footnote">
      <style:paragraph-properties fo:margin-top="0in" fo:margin-bottom="0in" loext:contextual-spacing="false"/>
      <style:text-properties fo:font-size="8pt" officeooo:rsid="008e02c1" officeooo:paragraph-rsid="008fbb5d" style:font-size-asian="8pt" style:font-size-complex="8pt"/>
    </style:style>
    <style:style style:name="P48" style:family="paragraph" style:parent-style-name="Footnote">
      <style:paragraph-properties fo:margin-top="0in" fo:margin-bottom="0in" loext:contextual-spacing="false"/>
      <style:text-properties fo:font-size="8pt" officeooo:paragraph-rsid="008e0122" style:font-size-asian="8pt" style:font-size-complex="8pt"/>
    </style:style>
    <style:style style:name="P49" style:family="paragraph" style:parent-style-name="Footnote">
      <style:paragraph-properties fo:margin-left="0in" fo:margin-right="0in" fo:margin-top="0in" fo:margin-bottom="0in" loext:contextual-spacing="false" fo:text-indent="0in" style:auto-text-indent="false"/>
      <style:text-properties fo:font-size="8pt" officeooo:rsid="008b11c3" officeooo:paragraph-rsid="0094ce7f" style:font-size-asian="8pt" style:font-size-complex="8pt"/>
    </style:style>
    <style:style style:name="P50" style:family="paragraph" style:parent-style-name="Footnote">
      <style:paragraph-properties fo:margin-left="0in" fo:margin-right="0in" fo:margin-top="0in" fo:margin-bottom="0in" loext:contextual-spacing="false" fo:text-indent="0in" style:auto-text-indent="false"/>
      <style:text-properties style:text-position="0% 100%" fo:font-size="8pt" officeooo:rsid="007adc3b" officeooo:paragraph-rsid="0082d451" style:font-size-asian="8pt" style:font-size-complex="8pt"/>
    </style:style>
    <style:style style:name="P51" style:family="paragraph" style:parent-style-name="Footnote">
      <style:paragraph-properties fo:margin-left="0in" fo:margin-right="0in" fo:margin-top="0in" fo:margin-bottom="0in" loext:contextual-spacing="false" fo:text-indent="0in" style:auto-text-indent="false"/>
      <style:text-properties style:text-position="0% 100%" fo:font-size="8pt" officeooo:rsid="0090d0e3" officeooo:paragraph-rsid="0090d0e3" style:font-size-asian="8pt" style:font-size-complex="8pt"/>
    </style:style>
    <style:style style:name="P52" style:family="paragraph" style:parent-style-name="Footnote">
      <style:paragraph-properties fo:margin-left="0in" fo:margin-right="0in" fo:margin-top="0in" fo:margin-bottom="0in" loext:contextual-spacing="false" fo:text-indent="0in" style:auto-text-indent="false"/>
      <style:text-properties style:text-position="0% 100%" officeooo:rsid="007adc3b" officeooo:paragraph-rsid="0097b451"/>
    </style:style>
    <style:style style:name="P53" style:family="paragraph" style:parent-style-name="Footnote">
      <style:paragraph-properties fo:margin-left="0in" fo:margin-right="0in" fo:margin-top="0in" fo:margin-bottom="0in" loext:contextual-spacing="false" fo:text-indent="0in" style:auto-text-indent="false"/>
      <style:text-properties style:text-position="0% 100%" officeooo:rsid="00a4dfac" officeooo:paragraph-rsid="00a4dfac" fo:background-color="transparent"/>
    </style:style>
    <style:style style:name="P54" style:family="paragraph" style:parent-style-name="Footnote">
      <style:paragraph-properties fo:margin-left="0in" fo:margin-right="0in" fo:margin-top="0in" fo:margin-bottom="0in" loext:contextual-spacing="false" fo:text-indent="0in" style:auto-text-indent="false"/>
      <style:text-properties style:text-position="0% 100%" officeooo:rsid="00a4dfac" officeooo:paragraph-rsid="00a57d8b" fo:background-color="transparent"/>
    </style:style>
    <style:style style:name="P55" style:family="paragraph" style:parent-style-name="Footnote">
      <style:paragraph-properties fo:margin-left="0in" fo:margin-right="0in" fo:margin-top="0in" fo:margin-bottom="0in" loext:contextual-spacing="false" fo:text-indent="0in" style:auto-text-indent="false"/>
      <style:text-properties style:text-position="0% 100%" officeooo:rsid="00a4dfac" officeooo:paragraph-rsid="00a4dfac" fo:background-color="#ffff00"/>
    </style:style>
    <style:style style:name="P56" style:family="paragraph" style:parent-style-name="Footnote">
      <style:paragraph-properties fo:margin-left="0in" fo:margin-right="0in" fo:margin-top="0in" fo:margin-bottom="0in" loext:contextual-spacing="false" fo:text-indent="0in" style:auto-text-indent="false"/>
      <style:text-properties style:text-position="0% 100%" officeooo:rsid="00a4dfac" officeooo:paragraph-rsid="00a57d8b" fo:background-color="#ffff00"/>
    </style:style>
    <style:style style:name="P57" style:family="paragraph" style:parent-style-name="Footnote">
      <style:paragraph-properties fo:margin-left="0in" fo:margin-right="0in" fo:margin-top="0in" fo:margin-bottom="0in" loext:contextual-spacing="false" fo:text-indent="0in" style:auto-text-indent="false"/>
      <style:text-properties officeooo:rsid="009e2d2f" officeooo:paragraph-rsid="00a653d0" fo:background-color="#ffff00"/>
    </style:style>
    <style:style style:name="P58" style:family="paragraph" style:parent-style-name="Footnote">
      <style:paragraph-properties fo:margin-left="0in" fo:margin-right="0in" fo:margin-top="0in" fo:margin-bottom="0in" loext:contextual-spacing="false" fo:text-indent="0in" style:auto-text-indent="false"/>
      <style:text-properties officeooo:rsid="009e2d2f" officeooo:paragraph-rsid="009e2d2f" fo:background-color="#ffff00"/>
    </style:style>
    <style:style style:name="P59" style:family="paragraph" style:parent-style-name="Footnote">
      <style:paragraph-properties fo:margin-left="0in" fo:margin-right="0in" fo:margin-top="0in" fo:margin-bottom="0in" loext:contextual-spacing="false" fo:text-indent="0in" style:auto-text-indent="false"/>
      <style:text-properties officeooo:rsid="009f3d0e" officeooo:paragraph-rsid="009f3d0e" fo:background-color="#ffff00"/>
    </style:style>
    <style:style style:name="P60" style:family="paragraph" style:parent-style-name="Footnote">
      <style:paragraph-properties fo:margin-left="0in" fo:margin-right="0in" fo:margin-top="0in" fo:margin-bottom="0in" loext:contextual-spacing="false" fo:text-indent="0in" style:auto-text-indent="false"/>
      <style:text-properties officeooo:rsid="00a4dfac" officeooo:paragraph-rsid="00a57d8b" fo:background-color="#ffff00"/>
    </style:style>
    <style:style style:name="P61" style:family="paragraph" style:parent-style-name="Footnote">
      <style:paragraph-properties fo:margin-left="0in" fo:margin-right="0in" fo:margin-top="0in" fo:margin-bottom="0in" loext:contextual-spacing="false" fo:text-indent="0in" style:auto-text-indent="false"/>
      <style:text-properties officeooo:rsid="00a57d8b" officeooo:paragraph-rsid="00a57d8b" fo:background-color="#ffff00"/>
    </style:style>
    <style:style style:name="P62" style:family="paragraph" style:parent-style-name="Footnote">
      <style:paragraph-properties fo:margin-left="0in" fo:margin-right="0in" fo:margin-top="0in" fo:margin-bottom="0in" loext:contextual-spacing="false" fo:text-indent="0in" style:auto-text-indent="false"/>
      <style:text-properties officeooo:rsid="00a1b153" officeooo:paragraph-rsid="00a1b153" fo:background-color="transparent"/>
    </style:style>
    <style:style style:name="P63" style:family="paragraph" style:parent-style-name="Footnote">
      <style:paragraph-properties fo:margin-left="0in" fo:margin-right="0in" fo:margin-top="0in" fo:margin-bottom="0in" loext:contextual-spacing="false" fo:text-indent="0in" style:auto-text-indent="false"/>
      <style:text-properties officeooo:rsid="00a4c296" officeooo:paragraph-rsid="00a4c296" fo:background-color="transparent"/>
    </style:style>
    <style:style style:name="P64" style:family="paragraph" style:parent-style-name="Footnote">
      <style:paragraph-properties fo:margin-left="0in" fo:margin-right="0in" fo:margin-top="0in" fo:margin-bottom="0in" loext:contextual-spacing="false" fo:text-indent="0in" style:auto-text-indent="false"/>
      <style:text-properties officeooo:rsid="00a4c296" officeooo:paragraph-rsid="00a57d8b" fo:background-color="transparent"/>
    </style:style>
    <style:style style:name="P65" style:family="paragraph" style:parent-style-name="Footnote">
      <style:paragraph-properties fo:margin-left="0in" fo:margin-right="0in" fo:margin-top="0in" fo:margin-bottom="0in" loext:contextual-spacing="false" fo:text-indent="0in" style:auto-text-indent="false"/>
      <style:text-properties officeooo:rsid="00a4bdb7" officeooo:paragraph-rsid="00a653d0" fo:background-color="transparent"/>
    </style:style>
    <style:style style:name="P66" style:family="paragraph" style:parent-style-name="Footnote" style:master-page-name="">
      <loext:graphic-properties draw:fill="none"/>
      <style:paragraph-properties fo:margin-left="0.2402in" fo:margin-right="0in" fo:margin-top="0in" fo:margin-bottom="0in" loext:contextual-spacing="false" fo:text-indent="-0.2402in" style:auto-text-indent="false" style:page-number="auto" fo:background-color="transparent" text:number-lines="false" text:line-number="0"/>
      <style:text-properties officeooo:paragraph-rsid="009c4e37"/>
    </style:style>
    <style:style style:name="P67" style:family="paragraph" style:parent-style-name="Footnote" style:list-style-name="L4">
      <style:paragraph-properties fo:margin-top="0in" fo:margin-bottom="0in" loext:contextual-spacing="false"/>
    </style:style>
    <style:style style:name="P68" style:family="paragraph" style:parent-style-name="Footnote" style:list-style-name="L4">
      <style:paragraph-properties fo:margin-top="0in" fo:margin-bottom="0in" loext:contextual-spacing="false"/>
      <style:text-properties officeooo:rsid="00806c4e" officeooo:paragraph-rsid="00806c4e"/>
    </style:style>
    <style:style style:name="P69" style:family="paragraph" style:parent-style-name="Footnote" style:list-style-name="L5">
      <style:paragraph-properties fo:margin-top="0in" fo:margin-bottom="0in" loext:contextual-spacing="false"/>
      <style:text-properties officeooo:paragraph-rsid="0082d451"/>
    </style:style>
    <style:style style:name="P70" style:family="paragraph" style:parent-style-name="Footnote" style:list-style-name="L5">
      <style:paragraph-properties fo:margin-top="0in" fo:margin-bottom="0in" loext:contextual-spacing="false"/>
      <style:text-properties officeooo:paragraph-rsid="0097b451"/>
    </style:style>
    <style:style style:name="P71" style:family="paragraph" style:parent-style-name="Footnote" style:list-style-name="L5">
      <style:paragraph-properties fo:margin-top="0in" fo:margin-bottom="0in" loext:contextual-spacing="false"/>
      <style:text-properties fo:font-size="8pt" officeooo:paragraph-rsid="0097b451" style:font-size-asian="8pt" style:font-size-complex="8pt"/>
    </style:style>
    <style:style style:name="P72" style:family="paragraph" style:parent-style-name="Footnote" style:list-style-name="L5">
      <style:paragraph-properties fo:margin-top="0in" fo:margin-bottom="0in" loext:contextual-spacing="false"/>
      <style:text-properties fo:font-size="8pt" officeooo:paragraph-rsid="007e71e4" style:font-size-asian="8pt" style:font-size-complex="8pt"/>
    </style:style>
    <style:style style:name="P73" style:family="paragraph" style:parent-style-name="Footnote" style:list-style-name="L5">
      <style:paragraph-properties fo:margin-left="0in" fo:margin-right="0in" fo:margin-top="0in" fo:margin-bottom="0in" loext:contextual-spacing="false" fo:text-indent="0in" style:auto-text-indent="false"/>
      <style:text-properties fo:font-size="8pt" officeooo:paragraph-rsid="0081d88a" style:font-size-asian="8pt" style:font-size-complex="8pt"/>
    </style:style>
    <style:style style:name="P74" style:family="paragraph" style:parent-style-name="Heading_20_1">
      <style:paragraph-properties fo:margin-top="0in" fo:margin-bottom="0in" loext:contextual-spacing="false"/>
    </style:style>
    <style:style style:name="P75" style:family="paragraph" style:parent-style-name="Heading_20_1" style:list-style-name="">
      <style:paragraph-properties fo:margin-top="0in" fo:margin-bottom="0in" loext:contextual-spacing="false"/>
    </style:style>
    <style:style style:name="P76" style:family="paragraph" style:parent-style-name="Heading_20_1">
      <style:paragraph-properties fo:margin-top="0in" fo:margin-bottom="0in" loext:contextual-spacing="false" fo:break-before="page"/>
    </style:style>
    <style:style style:name="P77" style:family="paragraph" style:parent-style-name="Heading_20_2">
      <style:paragraph-properties fo:margin-top="0in" fo:margin-bottom="0in" loext:contextual-spacing="false"/>
    </style:style>
    <style:style style:name="P78" style:family="paragraph" style:parent-style-name="Heading_20_3">
      <style:paragraph-properties fo:margin-top="0in" fo:margin-bottom="0in" loext:contextual-spacing="false"/>
    </style:style>
    <style:style style:name="P79" style:family="paragraph" style:parent-style-name="Text_20_body" style:list-style-name="L1">
      <style:paragraph-properties fo:margin-top="0in" fo:margin-bottom="0in" loext:contextual-spacing="false"/>
      <style:text-properties fo:language="et" fo:country="EE" officeooo:rsid="0008a9d1" officeooo:paragraph-rsid="0008a9d1"/>
    </style:style>
    <style:style style:name="P80" style:family="paragraph" style:parent-style-name="Text_20_body" style:list-style-name="L1">
      <style:paragraph-properties fo:margin-top="0in" fo:margin-bottom="0in" loext:contextual-spacing="false"/>
      <style:text-properties fo:language="et" fo:country="EE" officeooo:rsid="00054276" officeooo:paragraph-rsid="00054276"/>
    </style:style>
    <style:style style:name="P81" style:family="paragraph" style:parent-style-name="Text_20_body" style:list-style-name="L1">
      <style:paragraph-properties fo:margin-top="0in" fo:margin-bottom="0in" loext:contextual-spacing="false"/>
      <style:text-properties fo:language="et" fo:country="EE" officeooo:rsid="0015c799" officeooo:paragraph-rsid="0015c799"/>
    </style:style>
    <style:style style:name="P82" style:family="paragraph" style:parent-style-name="Text_20_body" style:list-style-name="L1">
      <style:paragraph-properties fo:margin-top="0in" fo:margin-bottom="0in" loext:contextual-spacing="false"/>
      <style:text-properties fo:language="et" fo:country="EE" fo:font-weight="bold" officeooo:rsid="0035596a" officeooo:paragraph-rsid="0035596a" style:font-weight-asian="bold" style:font-weight-complex="bold"/>
    </style:style>
    <style:style style:name="P83" style:family="paragraph" style:parent-style-name="Text_20_body" style:list-style-name="L1">
      <style:paragraph-properties fo:margin-top="0in" fo:margin-bottom="0in" loext:contextual-spacing="false"/>
      <style:text-properties fo:language="et" fo:country="EE" officeooo:rsid="001e0cfb" officeooo:paragraph-rsid="001e0cfb"/>
    </style:style>
    <style:style style:name="P84" style:family="paragraph" style:parent-style-name="Text_20_body" style:list-style-name="L1">
      <style:paragraph-properties fo:margin-top="0in" fo:margin-bottom="0in" loext:contextual-spacing="false"/>
      <style:text-properties fo:language="et" fo:country="EE" officeooo:rsid="00184448" officeooo:paragraph-rsid="00184448"/>
    </style:style>
    <style:style style:name="P85" style:family="paragraph" style:parent-style-name="Text_20_body" style:list-style-name="L1">
      <style:paragraph-properties fo:margin-top="0in" fo:margin-bottom="0in" loext:contextual-spacing="false"/>
      <style:text-properties fo:language="et" fo:country="EE" officeooo:rsid="000661d6" officeooo:paragraph-rsid="000661d6"/>
    </style:style>
    <style:style style:name="P86" style:family="paragraph" style:parent-style-name="Text_20_body" style:list-style-name="L1">
      <style:paragraph-properties fo:margin-top="0in" fo:margin-bottom="0in" loext:contextual-spacing="false"/>
      <style:text-properties fo:language="et" fo:country="EE" officeooo:rsid="000e5574" officeooo:paragraph-rsid="000e5574"/>
    </style:style>
    <style:style style:name="P87" style:family="paragraph" style:parent-style-name="Text_20_body" style:list-style-name="L1">
      <style:paragraph-properties fo:margin-top="0in" fo:margin-bottom="0in" loext:contextual-spacing="false"/>
      <style:text-properties fo:language="et" fo:country="EE" officeooo:rsid="000f0d23" officeooo:paragraph-rsid="000f0d23"/>
    </style:style>
    <style:style style:name="P88" style:family="paragraph" style:parent-style-name="Text_20_body" style:list-style-name="L1">
      <style:paragraph-properties fo:margin-top="0in" fo:margin-bottom="0in" loext:contextual-spacing="false"/>
      <style:text-properties fo:language="et" fo:country="EE" officeooo:rsid="00111d1a" officeooo:paragraph-rsid="00111d1a"/>
    </style:style>
    <style:style style:name="P89" style:family="paragraph" style:parent-style-name="Text_20_body" style:list-style-name="L1">
      <style:paragraph-properties fo:margin-top="0in" fo:margin-bottom="0in" loext:contextual-spacing="false"/>
      <style:text-properties fo:language="et" fo:country="EE" officeooo:rsid="002ac6de" officeooo:paragraph-rsid="002ac6de"/>
    </style:style>
    <style:style style:name="P90" style:family="paragraph" style:parent-style-name="Text_20_body" style:list-style-name="L1">
      <style:paragraph-properties fo:margin-top="0in" fo:margin-bottom="0in" loext:contextual-spacing="false"/>
      <style:text-properties fo:language="et" fo:country="EE" officeooo:rsid="0051b070" officeooo:paragraph-rsid="0051b070"/>
    </style:style>
    <style:style style:name="P91" style:family="paragraph" style:parent-style-name="Text_20_body" style:list-style-name="L1">
      <style:paragraph-properties fo:margin-top="0in" fo:margin-bottom="0in" loext:contextual-spacing="false"/>
      <style:text-properties fo:language="et" fo:country="EE" officeooo:rsid="00568b2f" officeooo:paragraph-rsid="00568b2f"/>
    </style:style>
    <style:style style:name="P92" style:family="paragraph" style:parent-style-name="Text_20_body" style:list-style-name="L1">
      <style:paragraph-properties fo:margin-top="0in" fo:margin-bottom="0in" loext:contextual-spacing="false"/>
      <style:text-properties fo:language="et" fo:country="EE" officeooo:rsid="00580427" officeooo:paragraph-rsid="00580427"/>
    </style:style>
    <style:style style:name="P93" style:family="paragraph" style:parent-style-name="Text_20_body" style:list-style-name="L1">
      <style:paragraph-properties fo:margin-top="0in" fo:margin-bottom="0in" loext:contextual-spacing="false"/>
      <style:text-properties fo:language="et" fo:country="EE" officeooo:rsid="0058d9d7" officeooo:paragraph-rsid="0058d9d7"/>
    </style:style>
    <style:style style:name="P94" style:family="paragraph" style:parent-style-name="Text_20_body" style:list-style-name="L1">
      <style:paragraph-properties fo:margin-top="0in" fo:margin-bottom="0in" loext:contextual-spacing="false"/>
      <style:text-properties fo:language="et" fo:country="EE" officeooo:rsid="005a903d" officeooo:paragraph-rsid="005a903d"/>
    </style:style>
    <style:style style:name="P95" style:family="paragraph" style:parent-style-name="Text_20_body" style:list-style-name="L1">
      <style:paragraph-properties fo:margin-top="0in" fo:margin-bottom="0in" loext:contextual-spacing="false"/>
      <style:text-properties fo:language="et" fo:country="EE" officeooo:rsid="005a903d" officeooo:paragraph-rsid="005d151c"/>
    </style:style>
    <style:style style:name="P96" style:family="paragraph" style:parent-style-name="Text_20_body" style:list-style-name="L1">
      <style:paragraph-properties fo:margin-top="0in" fo:margin-bottom="0in" loext:contextual-spacing="false"/>
      <style:text-properties fo:language="et" fo:country="EE" officeooo:rsid="005e9665" officeooo:paragraph-rsid="005e9665"/>
    </style:style>
    <style:style style:name="P97" style:family="paragraph" style:parent-style-name="Text_20_body" style:list-style-name="L1">
      <style:paragraph-properties fo:margin-top="0in" fo:margin-bottom="0in" loext:contextual-spacing="false"/>
      <style:text-properties fo:language="et" fo:country="EE" officeooo:rsid="00605e3e" officeooo:paragraph-rsid="00605e3e"/>
    </style:style>
    <style:style style:name="P98" style:family="paragraph" style:parent-style-name="Text_20_body" style:list-style-name="L1">
      <style:paragraph-properties fo:margin-top="0in" fo:margin-bottom="0in" loext:contextual-spacing="false"/>
      <style:text-properties fo:language="et" fo:country="EE" officeooo:rsid="006276e9" officeooo:paragraph-rsid="006276e9"/>
    </style:style>
    <style:style style:name="P99" style:family="paragraph" style:parent-style-name="Text_20_body" style:list-style-name="L1">
      <style:paragraph-properties fo:margin-top="0in" fo:margin-bottom="0in" loext:contextual-spacing="false"/>
      <style:text-properties fo:language="et" fo:country="EE" officeooo:rsid="0062a5d1" officeooo:paragraph-rsid="0062a5d1"/>
    </style:style>
    <style:style style:name="P100" style:family="paragraph" style:parent-style-name="Text_20_body" style:list-style-name="L1">
      <style:paragraph-properties fo:margin-top="0in" fo:margin-bottom="0in" loext:contextual-spacing="false"/>
      <style:text-properties fo:language="et" fo:country="EE" officeooo:rsid="00ac25e9" officeooo:paragraph-rsid="00ac25e9"/>
    </style:style>
    <style:style style:name="P101" style:family="paragraph" style:parent-style-name="Text_20_body" style:list-style-name="L1">
      <style:paragraph-properties fo:margin-top="0in" fo:margin-bottom="0in" loext:contextual-spacing="false"/>
      <style:text-properties fo:language="et" fo:country="EE" officeooo:rsid="00b08874" officeooo:paragraph-rsid="00b08874"/>
    </style:style>
    <style:style style:name="P102" style:family="paragraph" style:parent-style-name="Text_20_body" style:list-style-name="L1">
      <style:paragraph-properties fo:margin-top="0in" fo:margin-bottom="0in" loext:contextual-spacing="false"/>
      <style:text-properties officeooo:paragraph-rsid="001ae8b6"/>
    </style:style>
    <style:style style:name="P103" style:family="paragraph" style:parent-style-name="Text_20_body" style:list-style-name="L1">
      <style:paragraph-properties fo:margin-top="0in" fo:margin-bottom="0in" loext:contextual-spacing="false"/>
      <style:text-properties officeooo:paragraph-rsid="00b5af37"/>
    </style:style>
    <style:style style:name="P104" style:family="paragraph" style:parent-style-name="Text_20_body" style:list-style-name="L1">
      <style:paragraph-properties fo:margin-top="0in" fo:margin-bottom="0in" loext:contextual-spacing="false"/>
      <style:text-properties officeooo:rsid="0015003b" officeooo:paragraph-rsid="0015003b"/>
    </style:style>
    <style:style style:name="P105" style:family="paragraph" style:parent-style-name="Text_20_body" style:list-style-name="L1">
      <style:paragraph-properties fo:margin-top="0in" fo:margin-bottom="0in" loext:contextual-spacing="false"/>
      <style:text-properties officeooo:rsid="00198448" officeooo:paragraph-rsid="00198448"/>
    </style:style>
    <style:style style:name="P106" style:family="paragraph" style:parent-style-name="Text_20_body" style:list-style-name="L1">
      <style:paragraph-properties fo:margin-top="0in" fo:margin-bottom="0in" loext:contextual-spacing="false"/>
      <style:text-properties officeooo:rsid="00184448" officeooo:paragraph-rsid="00184448"/>
    </style:style>
    <style:style style:name="P107" style:family="paragraph" style:parent-style-name="Text_20_body" style:list-style-name="L1">
      <style:paragraph-properties fo:margin-top="0in" fo:margin-bottom="0in" loext:contextual-spacing="false"/>
      <style:text-properties officeooo:rsid="00b94f92" officeooo:paragraph-rsid="00b94f92"/>
    </style:style>
    <style:style style:name="P108" style:family="paragraph" style:parent-style-name="Text_20_body" style:list-style-name="L1">
      <style:paragraph-properties fo:margin-top="0in" fo:margin-bottom="0in" loext:contextual-spacing="false"/>
      <style:text-properties officeooo:rsid="00ba3b7c" officeooo:paragraph-rsid="00ba3b7c"/>
    </style:style>
    <style:style style:name="P109" style:family="paragraph" style:parent-style-name="Text_20_body" style:list-style-name="L1">
      <style:paragraph-properties fo:margin-top="0in" fo:margin-bottom="0in" loext:contextual-spacing="false"/>
      <style:text-properties style:text-position="0% 100%" fo:font-size="12pt" fo:language="et" fo:country="EE" officeooo:rsid="00bc83e9" officeooo:paragraph-rsid="00bc83e9" fo:background-color="transparent" style:font-size-asian="12pt" style:font-size-complex="12pt"/>
    </style:style>
    <style:style style:name="P110" style:family="paragraph" style:parent-style-name="Text_20_body" style:list-style-name="L1">
      <style:paragraph-properties fo:margin-top="0in" fo:margin-bottom="0in" loext:contextual-spacing="false"/>
      <style:text-properties style:text-position="0% 100%" fo:font-size="12pt" fo:language="et" fo:country="EE" officeooo:rsid="00bc8a02" officeooo:paragraph-rsid="00bc8a02" fo:background-color="transparent" style:font-size-asian="12pt" style:font-size-complex="12pt"/>
    </style:style>
    <style:style style:name="P111" style:family="paragraph" style:parent-style-name="Text_20_body" style:list-style-name="L2">
      <style:paragraph-properties fo:margin-top="0in" fo:margin-bottom="0in" loext:contextual-spacing="false"/>
      <style:text-properties officeooo:rsid="002dda14" officeooo:paragraph-rsid="001f9903"/>
    </style:style>
    <style:style style:name="P112" style:family="paragraph" style:parent-style-name="Text_20_body" style:list-style-name="L3">
      <style:paragraph-properties fo:margin-top="0in" fo:margin-bottom="0in" loext:contextual-spacing="false"/>
      <style:text-properties officeooo:rsid="001e0cfb" officeooo:paragraph-rsid="0021ef14"/>
    </style:style>
    <style:style style:name="T1" style:family="text">
      <style:text-properties officeooo:rsid="00054276"/>
    </style:style>
    <style:style style:name="T2" style:family="text">
      <style:text-properties officeooo:rsid="0008a9d1"/>
    </style:style>
    <style:style style:name="T3" style:family="text">
      <style:text-properties officeooo:rsid="000b9c4a"/>
    </style:style>
    <style:style style:name="T4" style:family="text">
      <style:text-properties officeooo:rsid="000e5574"/>
    </style:style>
    <style:style style:name="T5" style:family="text">
      <style:text-properties officeooo:rsid="0010f21a"/>
    </style:style>
    <style:style style:name="T6" style:family="text">
      <style:text-properties officeooo:rsid="00111d1a"/>
    </style:style>
    <style:style style:name="T7" style:family="text">
      <style:text-properties officeooo:rsid="0011a862"/>
    </style:style>
    <style:style style:name="T8" style:family="text">
      <style:text-properties officeooo:rsid="0015003b"/>
    </style:style>
    <style:style style:name="T9" style:family="text">
      <style:text-properties fo:language="et" fo:country="EE"/>
    </style:style>
    <style:style style:name="T10" style:family="text">
      <style:text-properties fo:language="et" fo:country="EE" officeooo:rsid="000c6da1"/>
    </style:style>
    <style:style style:name="T11" style:family="text">
      <style:text-properties fo:language="et" fo:country="EE" officeooo:rsid="0015003b"/>
    </style:style>
    <style:style style:name="T12" style:family="text">
      <style:text-properties fo:language="et" fo:country="EE" officeooo:rsid="0015c799"/>
    </style:style>
    <style:style style:name="T13" style:family="text">
      <style:text-properties fo:language="et" fo:country="EE" officeooo:rsid="00165153"/>
    </style:style>
    <style:style style:name="T14" style:family="text">
      <style:text-properties fo:language="et" fo:country="EE" officeooo:rsid="00184448"/>
    </style:style>
    <style:style style:name="T15" style:family="text">
      <style:text-properties fo:language="et" fo:country="EE" officeooo:rsid="0018cfb6"/>
    </style:style>
    <style:style style:name="T16" style:family="text">
      <style:text-properties fo:language="et" fo:country="EE" officeooo:rsid="001ae8b6"/>
    </style:style>
    <style:style style:name="T17" style:family="text">
      <style:text-properties fo:language="et" fo:country="EE" officeooo:rsid="00b7b4e8"/>
    </style:style>
    <style:style style:name="T18" style:family="text">
      <style:text-properties fo:language="et" fo:country="EE" officeooo:rsid="00c007e8"/>
    </style:style>
    <style:style style:name="T19" style:family="text">
      <style:text-properties officeooo:rsid="0015c799"/>
    </style:style>
    <style:style style:name="T20" style:family="text">
      <style:text-properties officeooo:rsid="001ae8b6"/>
    </style:style>
    <style:style style:name="T21" style:family="text">
      <style:text-properties officeooo:rsid="002c0819"/>
    </style:style>
    <style:style style:name="T22" style:family="text">
      <style:text-properties officeooo:rsid="002d759f"/>
    </style:style>
    <style:style style:name="T23" style:family="text">
      <style:text-properties officeooo:rsid="003555c1"/>
    </style:style>
    <style:style style:name="T24" style:family="text">
      <style:text-properties officeooo:rsid="0035596a"/>
    </style:style>
    <style:style style:name="T25" style:family="text">
      <style:text-properties officeooo:rsid="00376141"/>
    </style:style>
    <style:style style:name="T26" style:family="text">
      <style:text-properties officeooo:rsid="00386d8a"/>
    </style:style>
    <style:style style:name="T27" style:family="text">
      <style:text-properties style:text-position="sub 58%"/>
    </style:style>
    <style:style style:name="T28" style:family="text">
      <style:text-properties style:text-position="sub 58%" officeooo:rsid="003ae1b3"/>
    </style:style>
    <style:style style:name="T29" style:family="text">
      <style:text-properties style:text-position="sub 58%" fo:font-weight="normal" style:font-weight-asian="normal" style:font-weight-complex="normal"/>
    </style:style>
    <style:style style:name="T30" style:family="text">
      <style:text-properties style:text-position="sub 58%" officeooo:rsid="006b1698"/>
    </style:style>
    <style:style style:name="T31" style:family="text">
      <style:text-properties style:text-position="sub 58%" officeooo:rsid="007adc3b"/>
    </style:style>
    <style:style style:name="T32" style:family="text">
      <style:text-properties style:text-position="sub 58%" officeooo:rsid="0082d451"/>
    </style:style>
    <style:style style:name="T33" style:family="text">
      <style:text-properties style:text-position="sub 58%" officeooo:rsid="00a7effe"/>
    </style:style>
    <style:style style:name="T34" style:family="text">
      <style:text-properties style:text-position="sub 58%" officeooo:rsid="00a84be9"/>
    </style:style>
    <style:style style:name="T35" style:family="text">
      <style:text-properties style:text-position="sub 58%" officeooo:rsid="00a91c5c"/>
    </style:style>
    <style:style style:name="T36" style:family="text">
      <style:text-properties style:text-position="sub 58%" fo:font-size="12pt" officeooo:rsid="006b1698" style:font-size-asian="12pt" style:font-size-complex="12pt"/>
    </style:style>
    <style:style style:name="T37" style:family="text">
      <style:text-properties style:text-position="sub 58%" fo:font-size="12pt" fo:language="et" fo:country="EE" officeooo:rsid="006b1698" fo:background-color="transparent" loext:char-shading-value="0" style:font-size-asian="12pt" style:font-size-complex="12pt"/>
    </style:style>
    <style:style style:name="T38" style:family="text">
      <style:text-properties style:text-position="sub 58%" fo:font-size="12pt" fo:language="et" fo:country="EE" officeooo:rsid="00b5af37" fo:background-color="transparent" loext:char-shading-value="0" style:font-size-asian="12pt" style:font-size-complex="12pt"/>
    </style:style>
    <style:style style:name="T39" style:family="text">
      <style:text-properties officeooo:rsid="00395ef5"/>
    </style:style>
    <style:style style:name="T40" style:family="text">
      <style:text-properties officeooo:rsid="003ae1b3"/>
    </style:style>
    <style:style style:name="T41" style:family="text">
      <style:text-properties officeooo:rsid="003d295b"/>
    </style:style>
    <style:style style:name="T42" style:family="text">
      <style:text-properties officeooo:rsid="00495a3c"/>
    </style:style>
    <style:style style:name="T43" style:family="text">
      <style:text-properties officeooo:rsid="004cb045"/>
    </style:style>
    <style:style style:name="T44" style:family="text">
      <style:text-properties officeooo:rsid="0051efc2"/>
    </style:style>
    <style:style style:name="T45" style:family="text">
      <style:text-properties officeooo:rsid="00549981"/>
    </style:style>
    <style:style style:name="T46" style:family="text">
      <style:text-properties officeooo:rsid="00570140"/>
    </style:style>
    <style:style style:name="T47" style:family="text">
      <style:text-properties officeooo:rsid="0058d9d7"/>
    </style:style>
    <style:style style:name="T48" style:family="text">
      <style:text-properties officeooo:rsid="0058e6af"/>
    </style:style>
    <style:style style:name="T49" style:family="text">
      <style:text-properties officeooo:rsid="005d151c"/>
    </style:style>
    <style:style style:name="T50" style:family="text">
      <style:text-properties officeooo:rsid="00618573"/>
    </style:style>
    <style:style style:name="T51" style:family="text">
      <style:text-properties officeooo:rsid="006276e9"/>
    </style:style>
    <style:style style:name="T52" style:family="text">
      <style:text-properties officeooo:rsid="0062a5d1"/>
    </style:style>
    <style:style style:name="T53" style:family="text">
      <style:text-properties officeooo:rsid="0066f3d8"/>
    </style:style>
    <style:style style:name="T54" style:family="text">
      <style:text-properties officeooo:rsid="006a5f70"/>
    </style:style>
    <style:style style:name="T55" style:family="text">
      <style:text-properties style:text-position="0% 100%"/>
    </style:style>
    <style:style style:name="T56" style:family="text">
      <style:text-properties style:text-position="0% 100%" officeooo:rsid="006b1698"/>
    </style:style>
    <style:style style:name="T57" style:family="text">
      <style:text-properties style:text-position="0% 100%" officeooo:rsid="006d02e4"/>
    </style:style>
    <style:style style:name="T58" style:family="text">
      <style:text-properties style:text-position="0% 100%" officeooo:rsid="006e4652"/>
    </style:style>
    <style:style style:name="T59" style:family="text">
      <style:text-properties style:text-position="0% 100%" officeooo:rsid="006ff4d8"/>
    </style:style>
    <style:style style:name="T60" style:family="text">
      <style:text-properties style:text-position="0% 100%" officeooo:rsid="00718ae4"/>
    </style:style>
    <style:style style:name="T61" style:family="text">
      <style:text-properties style:text-position="0% 100%" officeooo:rsid="0071d2d4"/>
    </style:style>
    <style:style style:name="T62" style:family="text">
      <style:text-properties style:text-position="0% 100%" officeooo:rsid="007569ea"/>
    </style:style>
    <style:style style:name="T63" style:family="text">
      <style:text-properties style:text-position="0% 100%" officeooo:rsid="007adc3b"/>
    </style:style>
    <style:style style:name="T64" style:family="text">
      <style:text-properties style:text-position="0% 100%" officeooo:rsid="007cc8a4"/>
    </style:style>
    <style:style style:name="T65" style:family="text">
      <style:text-properties style:text-position="0% 100%" officeooo:rsid="007d5d82"/>
    </style:style>
    <style:style style:name="T66" style:family="text">
      <style:text-properties style:text-position="0% 100%" officeooo:rsid="006a5f70"/>
    </style:style>
    <style:style style:name="T67" style:family="text">
      <style:text-properties style:text-position="0% 100%" officeooo:rsid="0081d88a"/>
    </style:style>
    <style:style style:name="T68" style:family="text">
      <style:text-properties style:text-position="0% 100%" officeooo:rsid="0082d451"/>
    </style:style>
    <style:style style:name="T69" style:family="text">
      <style:text-properties style:text-position="0% 100%" officeooo:rsid="00855fc6"/>
    </style:style>
    <style:style style:name="T70" style:family="text">
      <style:text-properties style:text-position="0% 100%" officeooo:rsid="00875651"/>
    </style:style>
    <style:style style:name="T71" style:family="text">
      <style:text-properties style:text-position="0% 100%" officeooo:rsid="00893371"/>
    </style:style>
    <style:style style:name="T72" style:family="text">
      <style:text-properties style:text-position="0% 100%" officeooo:rsid="008ce3ed"/>
    </style:style>
    <style:style style:name="T73" style:family="text">
      <style:text-properties style:text-position="0% 100%" officeooo:rsid="0091e11f"/>
    </style:style>
    <style:style style:name="T74" style:family="text">
      <style:text-properties style:text-position="0% 100%" officeooo:rsid="0094ce7f"/>
    </style:style>
    <style:style style:name="T75" style:family="text">
      <style:text-properties style:text-position="0% 100%" officeooo:rsid="008e02c1"/>
    </style:style>
    <style:style style:name="T76" style:family="text">
      <style:text-properties style:text-position="0% 100%" officeooo:rsid="00955409"/>
    </style:style>
    <style:style style:name="T77" style:family="text">
      <style:text-properties style:text-position="0% 100%" officeooo:rsid="0097b451"/>
    </style:style>
    <style:style style:name="T78" style:family="text">
      <style:text-properties style:text-position="0% 100%" officeooo:rsid="009bbf32"/>
    </style:style>
    <style:style style:name="T79" style:family="text">
      <style:text-properties style:text-position="0% 100%" fo:background-color="#ffff00" loext:char-shading-value="0"/>
    </style:style>
    <style:style style:name="T80" style:family="text">
      <style:text-properties style:text-position="0% 100%" officeooo:rsid="009bbf32" fo:background-color="#ffff00" loext:char-shading-value="0"/>
    </style:style>
    <style:style style:name="T81" style:family="text">
      <style:text-properties style:text-position="0% 100%" officeooo:rsid="009c4e37" fo:background-color="#ffff00" loext:char-shading-value="0"/>
    </style:style>
    <style:style style:name="T82" style:family="text">
      <style:text-properties style:text-position="0% 100%" officeooo:rsid="009e2d2f" fo:background-color="#ffff00" loext:char-shading-value="0"/>
    </style:style>
    <style:style style:name="T83" style:family="text">
      <style:text-properties style:text-position="0% 100%" officeooo:rsid="00a653d0" fo:background-color="#ffff00" loext:char-shading-value="0"/>
    </style:style>
    <style:style style:name="T84" style:family="text">
      <style:text-properties style:text-position="0% 100%" officeooo:rsid="00a1b153"/>
    </style:style>
    <style:style style:name="T85" style:family="text">
      <style:text-properties style:text-position="0% 100%" officeooo:rsid="00a2c5a0"/>
    </style:style>
    <style:style style:name="T86" style:family="text">
      <style:text-properties style:text-position="0% 100%" officeooo:rsid="00a57d8b"/>
    </style:style>
    <style:style style:name="T87" style:family="text">
      <style:text-properties style:text-position="0% 100%" officeooo:rsid="009f3d0e"/>
    </style:style>
    <style:style style:name="T88" style:family="text">
      <style:text-properties style:text-position="0% 100%" officeooo:rsid="00a653d0"/>
    </style:style>
    <style:style style:name="T89" style:family="text">
      <style:text-properties style:text-position="0% 100%" officeooo:rsid="00aae096"/>
    </style:style>
    <style:style style:name="T90" style:family="text">
      <style:text-properties style:text-position="0% 100%" officeooo:rsid="00ab7df2"/>
    </style:style>
    <style:style style:name="T91" style:family="text">
      <style:text-properties style:text-position="0% 100%" fo:font-size="12pt" style:font-size-asian="12pt" style:font-size-complex="12pt"/>
    </style:style>
    <style:style style:name="T92" style:family="text">
      <style:text-properties style:text-position="0% 100%" fo:font-size="12pt" officeooo:rsid="006ff4d8" style:font-size-asian="12pt" style:font-size-complex="12pt"/>
    </style:style>
    <style:style style:name="T93" style:family="text">
      <style:text-properties style:text-position="0% 100%" fo:font-size="12pt" officeooo:rsid="006b1698" style:font-size-asian="12pt" style:font-size-complex="12pt"/>
    </style:style>
    <style:style style:name="T94" style:family="text">
      <style:text-properties style:text-position="0% 100%" fo:font-size="12pt" officeooo:rsid="008ce3ed" style:font-size-asian="12pt" style:font-size-complex="12pt"/>
    </style:style>
    <style:style style:name="T95" style:family="text">
      <style:text-properties style:text-position="0% 100%" fo:font-size="12pt" officeooo:rsid="00b08874" style:font-size-asian="12pt" style:font-size-complex="12pt"/>
    </style:style>
    <style:style style:name="T96" style:family="text">
      <style:text-properties style:text-position="0% 100%" fo:font-size="12pt" fo:background-color="#ffff00" loext:char-shading-value="0" style:font-size-asian="12pt" style:font-size-complex="12pt"/>
    </style:style>
    <style:style style:name="T97" style:family="text">
      <style:text-properties style:text-position="0% 100%" fo:font-size="12pt" fo:language="et" fo:country="EE" fo:background-color="transparent" loext:char-shading-value="0" style:font-size-asian="12pt" style:font-size-complex="12pt"/>
    </style:style>
    <style:style style:name="T98" style:family="text">
      <style:text-properties style:text-position="0% 100%" fo:font-size="12pt" fo:language="et" fo:country="EE" officeooo:rsid="00b3e1bd" fo:background-color="transparent" loext:char-shading-value="0" style:font-size-asian="12pt" style:font-size-complex="12pt"/>
    </style:style>
    <style:style style:name="T99" style:family="text">
      <style:text-properties style:text-position="0% 100%" fo:font-size="12pt" fo:language="et" fo:country="EE" officeooo:rsid="006ff4d8" fo:background-color="transparent" loext:char-shading-value="0" style:font-size-asian="12pt" style:font-size-complex="12pt"/>
    </style:style>
    <style:style style:name="T100" style:family="text">
      <style:text-properties style:text-position="0% 100%" fo:font-size="12pt" fo:language="et" fo:country="EE" officeooo:rsid="00b5af37" fo:background-color="transparent" loext:char-shading-value="0" style:font-size-asian="12pt" style:font-size-complex="12pt"/>
    </style:style>
    <style:style style:name="T101" style:family="text">
      <style:text-properties style:text-position="0% 100%" fo:font-size="12pt" fo:language="et" fo:country="EE" officeooo:rsid="00ba3b7c" fo:background-color="transparent" loext:char-shading-value="0" style:font-size-asian="12pt" style:font-size-complex="12pt"/>
    </style:style>
    <style:style style:name="T102" style:family="text">
      <style:text-properties style:text-position="0% 100%" fo:font-size="12pt" fo:language="et" fo:country="EE" officeooo:rsid="00bb1775" fo:background-color="transparent" loext:char-shading-value="0" style:font-size-asian="12pt" style:font-size-complex="12pt"/>
    </style:style>
    <style:style style:name="T103" style:family="text">
      <style:text-properties style:text-position="0% 100%" officeooo:rsid="00ad38f4"/>
    </style:style>
    <style:style style:name="T104" style:family="text">
      <style:text-properties style:text-position="0% 100%" officeooo:rsid="00ad38f4" fo:background-color="transparent" loext:char-shading-value="0"/>
    </style:style>
    <style:style style:name="T105" style:family="text">
      <style:text-properties style:text-position="super 58%" officeooo:rsid="007cc8a4"/>
    </style:style>
    <style:style style:name="T106" style:family="text">
      <style:text-properties style:text-position="super 58%" officeooo:rsid="007e618b"/>
    </style:style>
    <style:style style:name="T107" style:family="text">
      <style:text-properties style:use-window-font-color="true" style:text-position="0% 100%" fo:background-color="transparent" loext:char-shading-value="0"/>
    </style:style>
    <style:style style:name="T108" style:family="text">
      <style:text-properties style:use-window-font-color="true" style:text-position="0% 100%" officeooo:rsid="006ff4d8" fo:background-color="transparent" loext:char-shading-value="0"/>
    </style:style>
    <style:style style:name="T109" style:family="text">
      <style:text-properties style:use-window-font-color="true" style:text-position="0% 100%" officeooo:rsid="006b1698" fo:background-color="transparent" loext:char-shading-value="0"/>
    </style:style>
    <style:style style:name="T110" style:family="text">
      <style:text-properties style:use-window-font-color="true" style:text-position="0% 100%" officeooo:rsid="007cc8a4" fo:background-color="transparent" loext:char-shading-value="0"/>
    </style:style>
    <style:style style:name="T111" style:family="text">
      <style:text-properties style:use-window-font-color="true" style:text-position="0% 100%" officeooo:rsid="00875651" fo:background-color="transparent" loext:char-shading-value="0"/>
    </style:style>
    <style:style style:name="T112" style:family="text">
      <style:text-properties style:use-window-font-color="true" style:text-position="0% 100%" officeooo:rsid="00893371" fo:background-color="transparent" loext:char-shading-value="0"/>
    </style:style>
    <style:style style:name="T113" style:family="text">
      <style:text-properties style:use-window-font-color="true" style:text-position="0% 100%" officeooo:rsid="008ce3ed" fo:background-color="transparent" loext:char-shading-value="0"/>
    </style:style>
    <style:style style:name="T114" style:family="text">
      <style:text-properties style:use-window-font-color="true" style:text-position="0% 100%" officeooo:rsid="008e0122" fo:background-color="transparent" loext:char-shading-value="0"/>
    </style:style>
    <style:style style:name="T115" style:family="text">
      <style:text-properties style:use-window-font-color="true" style:text-position="0% 100%" fo:font-size="12pt" fo:background-color="transparent" loext:char-shading-value="0" style:font-size-asian="12pt" style:font-size-complex="12pt"/>
    </style:style>
    <style:style style:name="T116" style:family="text">
      <style:text-properties style:use-window-font-color="true" style:text-position="0% 100%" fo:font-size="12pt" officeooo:rsid="006ff4d8" fo:background-color="transparent" loext:char-shading-value="0" style:font-size-asian="12pt" style:font-size-complex="12pt"/>
    </style:style>
    <style:style style:name="T117" style:family="text">
      <style:text-properties style:use-window-font-color="true" style:text-position="0% 100%" fo:font-size="12pt" fo:language="et" fo:country="EE" officeooo:rsid="006ff4d8" fo:background-color="transparent" loext:char-shading-value="0" style:font-size-asian="12pt" style:font-size-complex="12pt"/>
    </style:style>
    <style:style style:name="T118" style:family="text">
      <style:text-properties style:use-window-font-color="true" officeooo:rsid="006a5f70" fo:background-color="transparent" loext:char-shading-value="0"/>
    </style:style>
    <style:style style:name="T119" style:family="text">
      <style:text-properties style:use-window-font-color="true" officeooo:rsid="007e9028" fo:background-color="transparent" loext:char-shading-value="0"/>
    </style:style>
    <style:style style:name="T120" style:family="text">
      <style:text-properties style:use-window-font-color="true" officeooo:rsid="0084357f" fo:background-color="transparent" loext:char-shading-value="0"/>
    </style:style>
    <style:style style:name="T121" style:family="text">
      <style:text-properties style:use-window-font-color="true" officeooo:rsid="00852de8" fo:background-color="transparent" loext:char-shading-value="0"/>
    </style:style>
    <style:style style:name="T122" style:family="text">
      <style:text-properties style:use-window-font-color="true" officeooo:rsid="00855fc6" fo:background-color="transparent" loext:char-shading-value="0"/>
    </style:style>
    <style:style style:name="T123" style:family="text">
      <style:text-properties style:use-window-font-color="true" officeooo:rsid="008995fb" fo:background-color="transparent" loext:char-shading-value="0"/>
    </style:style>
    <style:style style:name="T124" style:family="text">
      <style:text-properties style:use-window-font-color="true" officeooo:rsid="008b11c3" fo:background-color="transparent" loext:char-shading-value="0"/>
    </style:style>
    <style:style style:name="T125" style:family="text">
      <style:text-properties style:use-window-font-color="true" officeooo:rsid="009e1e39" fo:background-color="transparent" loext:char-shading-value="0"/>
    </style:style>
    <style:style style:name="T126" style:family="text">
      <style:text-properties style:use-window-font-color="true" style:text-position="sub 58%" fo:background-color="transparent" loext:char-shading-value="0"/>
    </style:style>
    <style:style style:name="T127" style:family="text">
      <style:text-properties style:use-window-font-color="true" style:text-position="sub 58%" officeooo:rsid="006b1698" fo:background-color="transparent" loext:char-shading-value="0"/>
    </style:style>
    <style:style style:name="T128" style:family="text">
      <style:text-properties style:use-window-font-color="true" style:text-position="sub 58%" officeooo:rsid="00893371" fo:background-color="transparent" loext:char-shading-value="0"/>
    </style:style>
    <style:style style:name="T129" style:family="text">
      <style:text-properties style:use-window-font-color="true" style:text-position="sub 58%" officeooo:rsid="00a7effe" fo:background-color="transparent" loext:char-shading-value="0"/>
    </style:style>
    <style:style style:name="T130" style:family="text">
      <style:text-properties style:use-window-font-color="true" style:text-position="sub 58%" officeooo:rsid="00a84be9" fo:background-color="transparent" loext:char-shading-value="0"/>
    </style:style>
    <style:style style:name="T131" style:family="text">
      <style:text-properties style:use-window-font-color="true" officeooo:rsid="009e1e39" fo:background-color="#ffff00" loext:char-shading-value="0"/>
    </style:style>
    <style:style style:name="T132" style:family="text">
      <style:text-properties officeooo:rsid="00809216"/>
    </style:style>
    <style:style style:name="T133" style:family="text">
      <style:text-properties officeooo:rsid="00875651"/>
    </style:style>
    <style:style style:name="T134" style:family="text">
      <style:text-properties officeooo:rsid="008e0122"/>
    </style:style>
    <style:style style:name="T135" style:family="text">
      <style:text-properties officeooo:rsid="008fbb5d"/>
    </style:style>
    <style:style style:name="T136" style:family="text">
      <style:text-properties officeooo:rsid="00988cba"/>
    </style:style>
    <style:style style:name="T137" style:family="text">
      <style:text-properties officeooo:rsid="009bbf32"/>
    </style:style>
    <style:style style:name="T138" style:family="text">
      <style:text-properties fo:font-size="12pt" style:font-size-asian="12pt" style:font-size-complex="12pt"/>
    </style:style>
    <style:style style:name="T139" style:family="text">
      <style:text-properties officeooo:rsid="000a5f3f"/>
    </style:style>
    <style:style style:name="T140" style:family="text">
      <style:text-properties officeooo:rsid="00bd201f"/>
    </style:style>
    <style:style style:name="T141" style:family="text">
      <style:text-properties officeooo:rsid="00bf7995"/>
    </style:style>
    <style:style style:name="T142" style:family="text">
      <style:text-properties officeooo:rsid="00c007e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Uue praktilise <text:span text:style-name="T1">t</text:span>öö eesmärgid</text:p>
      <text:p text:style-name="P2"/>
      <text:p text:style-name="P2"/>
      <text:h text:style-name="P74" text:outline-level="1">Sissejuhatus</text:h>
      <text:p text:style-name="Text_20_body">Käesoleva<text:span text:style-name="T139"> praktilise töö eesmärk on luua programm, mis suudab etteantud loogikalause põhjal kasutaja küsimustele vastata, </text:span><text:span text:style-name="T8">loogikalauseid minimaalse vabadusastmega kirja panna</text:span><text:span text:style-name="T139">, </text:span><text:span text:style-name="T8">väite keerukust hinnata</text:span><text:span text:style-name="T139">, </text:span><text:span text:style-name="T3">loogikalauseid inimkeeles kirja panna, loogikalauseid, mis sisaldavad füüsikalisi algmõisteid illustreerida (nt. Punktmassi koordinaatide sõltuvusest ajast graafiku joonistadades) ja loogikalisi lauseid elemetaartehete(elementaartehteid omakorda LaTeXi või mõne programmerimiskeele sütnaksi) abil estada kui see võimalik on. Programmil on ka kasutaja liides tuntumate „asjade” (füüsikaliste mudelite) omadusi kirjeldavate lausete parameetrite abil moodustamiseks.</text:span></text:p>
      <text:p text:style-name="P1"/>
      <text:h text:style-name="P74" text:outline-level="1">Eesmärgid:</text:h>
      <text:list xml:id="list175723907" text:style-name="L1">
        <text:list-item>
          <text:p text:style-name="P79">Luua programm <text:span text:style-name="T140">O</text:span></text:p>
        </text:list-item>
        <text:list-item>
          <text:p text:style-name="P80">Defineerida tähistusviis. <text:span text:style-name="T140">O</text:span></text:p>
        </text:list-item>
        <text:list-item>
          <text:p text:style-name="P81"><text:span text:style-name="T20">Füüsikaline seos</text:span> on seos füüsikaliste mõistete vahel.</text:p>
        </text:list-item>
        <text:list-item>
          <text:p text:style-name="P82">Juhul kui ühest kujust teise teisendamine ei eelda ühegi füüsikalise suuruse vahelise seose teadmist on tegu tähistuse küsimusega.</text:p>
        </text:list-item>
        <text:list-item>
          <text:p text:style-name="P83">Päris-mõiste on mõiste, mis tähistab midagi, mis on päriselt olemas ja omab füüsikalist tähendust ega sõltu mudelist ega tähistusest, milles seda kirjeldatakse.</text:p>
        </text:list-item>
        <text:list-item>
          <text:p text:style-name="P102"><text:span text:style-name="T13"/></text:p>
        </text:list-item>
        <text:list-item>
          <text:p text:style-name="P104"><text:span text:style-name="T9">Lause keerukus on seda kirjeldava loogikalise lause eelmainitud viisil </text:span><text:span text:style-name="T12">kirjapandud värgi </text:span><text:span text:style-name="T14">suurus</text:span><text:span text:style-name="T12"> (juhul kui see on </text:span><text:span text:style-name="T14">naturaalarvuna</text:span><text:span text:style-name="T12"> kirja pandud).</text:span></text:p>
        </text:list-item>
        <text:list-item>
          <text:p text:style-name="P105"><text:span text:style-name="T12">F</text:span><text:span text:style-name="T9">üüsikalise väite(mudeli) kasulikkus on seda suurem, mida täpsemalt see katseandmetega klapib ja mida lihtsam see on(mida väiksem on selle keerukus). </text:span><text:span text:style-name="T17">Lihtsus on ilmselt õige hinnata kui füüsikalised suurused on kirjapandud minimaalsel vabadusastmel ja ja võimalikult sümmeetriliselt(ruumiline ja ajaline sümmeetria näiteks). </text:span><text:span text:style-name="T18">O</text:span></text:p>
        </text:list-item>
        <text:list-item>
          <text:p text:style-name="P106"><text:span text:style-name="T12">K</text:span><text:span text:style-name="T9">asutajale esitatakse väited ja loogikalaused matemaatiliste mõistee abil (nt. Liitmine, korrutsamine, universaalsuskvantor, loogikalisted tehted(nt. XOR, AND, OR, NAND, NOR)).</text:span></text:p>
        </text:list-item>
        <text:list-item>
          <text:p text:style-name="P84">Ka matemaatilisised mõisted tuleb igas väites ja loogikalauses matemaatiliste algmõistete abil defineerida.</text:p>
        </text:list-item>
        <text:list-item>
          <text:p text:style-name="P80">Luua kasutaja liides erinevaid <text:span text:style-name="T2">spetsiifilisi</text:span> olukordi kirjeldavate väidete (Nt. N-keha probleemi põhivõrrandite erinevates lähendustes) <text:span text:style-name="T2">mugavaks</text:span> kirja panemiseks.</text:p>
        </text:list-item>
        <text:list-item>
          <text:p text:style-name="P80">Luua programm, mis teisendab sisestatud väiteid erinevate algmõistete vahel.</text:p>
        </text:list-item>
        <text:list-item>
          <text:p text:style-name="P80">Luua programm, mis teisendab väite esitust nii, et sama väide oleks alati samal kujul kirja pandud.</text:p>
        </text:list-item>
        <text:list-item>
          <text:p text:style-name="P80">Eristada selgelt matemaatilised algmõisted (funktsioon, võrdsus, hulk, implikatsioon jne.(siin näitena toodud mõisted ei moodusta minimaalset funktsionaalselt täielikku hulka)) ja füüsikalised algmõisted (ruum, aeg, elektromagnetväli, elektrimagnetväli, gravitomagnetväli, gravitimagnetväli, aegruum). Võtta kasutusele ka füüsikalised mõisted, mis ei ole algmõisted (nt. konkreetsed ained, tahke, vedel, gaasiline, aatom).</text:p>
        </text:list-item>
        <text:list-item>
          <text:p text:style-name="P80">Defineerida kõik mõisted (sh. Arvud (sh. Naturaalarvud)) algmõistetes.</text:p>
        </text:list-item>
        <text:list-item>
          <text:p text:style-name="P80">Luua programm, mis teisendab väite esituse, kasutaja valitud algmõistetele. Kui valitud algmõisted ei moodusta funktsionaalselt täielikku rühma, siis annab programm veateate. Kui valitud algmõisted moodustavad funktsionaalselt täieliku, kuid mitte minimaalse, siis teisendab programm väite esitust niimoodi, et saadud esitus oleks võimalikult lihtne.</text:p>
        </text:list-item>
        <text:list-item>
          <text:p text:style-name="P85"><text:soft-page-break/>Ükski tõestamatu väide ei tohi omada füüsikalist tähendust (näiteks <text:span text:style-name="T4">ei oma</text:span> koordinaatide alguspunkti valik <text:span text:style-name="T4">füüsikalist tähendust.</text:span>). Ükski füüsikalise tähenduseta väide ei tohi olla tõestatav. <text:span text:style-name="T142">O</text:span></text:p>
        </text:list-item>
        <text:list-item>
          <text:p text:style-name="P86">Defineerdiaa ainult vastava füüsikalise seose kirjap<text:span text:style-name="T20">a</text:span>nemiseks vajalik algebra.</text:p>
        </text:list-item>
        <text:list-item>
          <text:p text:style-name="P87">Füüsikali<text:span text:style-name="T5">s</text:span>e mudel<text:span text:style-name="T5">i</text:span>, mis sisaldab suuruseid(nt. Aeg, kordinaat ja väljatugevus) , mida iseelommustakse reaalarvuga, <text:span text:style-name="T6">kirjeldamiseks tuleb deineerida vastavad aritmeetilised tehted reaalarvudele. Kas alati tuleb defineerida ka jagamine, et saaks väita nt. ,et üks suurus on teisest 3 korda suurem?</text:span></text:p>
        </text:list-item>
        <text:list-item>
          <text:p text:style-name="P88">Ainuke asi, mida me otseselt tajuda suudame on meie enese teadvus. Füüsikalist mõtet omavad mõisted <text:span text:style-name="T19">(ehk on füüsikalised mõisted)</text:span>, mis kuidagi mõjutavad teadvust. Kuna ei ole olemas piisavalt head füüsikateooriat teadvuse kirjeldamiseks<text:span text:style-name="T7">(selle teiste füüsikaliste suurustega „sidumiseks”)</text:span>, siis tuleb füüsikaliste süsteemide kirjeldamiseks kasutada mõisteid, mis <text:span text:style-name="T7">ilmselgelt kaudselt(meeleelundite kaudu jõuab info ajju, mis mõjutab teadvust) meie teadvust mõjutavad. Mõistlik on selliseid suurusi, millest ainult intuitiivselt võib aru saada(füüsikalised algmõisted),võimalikult vähe(valida minaalne funktsionaalselt täielik algmõistete hulk) kausutada ja teised mõisted (füüsikalised mitte-alg mõisted) nende kaudu defineerida.</text:span></text:p>
        </text:list-item>
        <text:list-item>
          <text:p text:style-name="P89">Gödeli teoreem ütleb, et iga piisava artmeetikaga seoses on vähemalt 1 väide, mida ei saa tõestada, ümberlükata ega tõestada, et seda ei saa tõestada. Kas siis kui teha mingi pikkusega üritus tõestada üritamiseks saab öelda, et mingi tõenäosusega seda tõestada ei saa? Kas kui pikkus on piisav, siis peaaegu kindlasti ei saa seda tõestada?</text:p>
        </text:list-item>
        <text:list-item>
          <text:p text:style-name="P90">Kui f<text:span text:style-name="T45">üü</text:span>sikalise suuruse(näiteks asukoht) väärtus võib olla null, siis on ka null algmõiste.(vist)</text:p>
        </text:list-item>
        <text:list-item>
          <text:p text:style-name="P91">Korrutamise (ja t<text:span text:style-name="T46">esite matemaatiliste mõistete</text:span>) intuitiivsed omadused tulevad välja alles arvude füüsikaliste algmõistetega(näiteks geomeetriliste(nt. Pikkuse või nurga)) seostamisel. Matemaatika aksioomid peavad looma ainult seoseid matemaatiliste mõistete vahel. <text:span text:style-name="T46">Ei pea muretsema selle üle, et matemaatilistest aksioomidest ei järeldu, et arvteljed ei ole „välja venitatud”.</text:span></text:p>
        </text:list-item>
        <text:list-item>
          <text:p text:style-name="P92">Sulud on selle <text:span text:style-name="T47">genereeritud „tavakeele” süntaksis sees. „(„ hääldatakse SU ja „)” hääldatakse US.</text:span></text:p>
        </text:list-item>
        <text:list-item>
          <text:p text:style-name="P93">eelliide(prefix) näitab, et kas sõna on kasutatud ranges või vabas<text:span text:style-name="T48">(analoogiana või naljana)</text:span> tähenduses.</text:p>
        </text:list-item>
        <text:list-item>
          <text:p text:style-name="P94">Veergude omavahel jaatamisega(<text:span text:style-name="T53">konjukteerimisega</text:span>) ja neile valikuliselt eituse ja jaatuse ette panemisega peab saama <text:span text:style-name="T49">ühe viisisl</text:span> moodustada kõik <text:span text:style-name="T49">read</text:span>.</text:p>
        </text:list-item>
        <text:list-item>
          <text:p text:style-name="P95"><text:span text:style-name="T49">Read on väited, mille vabalt valitud elementide </text:span>omavahel <text:span text:style-name="T49">võitamisega(disjukteerimisega)</text:span> peab saama <text:span text:style-name="T49">ühel viisil</text:span> moodustada <text:span text:style-name="T49">mistahes</text:span> väite, mida antud N’i(alghulkade arvu) ja K(kvantorite arvu) puhul saab moodustada.</text:p>
        </text:list-item>
        <text:list-item>
          <text:p text:style-name="P96">Rida: [alghulkade vahelised seosed]JA KVANTOR([mis alghulkadesse kvanteeritav kuulub] TO [millistesse alghulkadesse kuulub])JA MITTE KVANTOR([mis alghulkadesse kvanteeritav kuulub] TO [millistesse alghulkadesse kuulub])</text:p>
        </text:list-item>
        <text:list-item>
          <text:p text:style-name="P97">Tuleb eeldada, et kõik hulgad, mida saab defineerida on olemas, sest muidu ei saa ühegi hulga puhul kindel olla, et kas see on olemas <text:span text:style-name="T51">(kui mingis teoorias mingite omadustega hulki ei ole, siis teha eraldi hulk hulkadest, mis selles teoorias olemas on.)</text:span>. <text:span text:style-name="T50">PF! Programm peaks selliseid väiteid siiski lugeda oskama, et kasutajale veateade väljastada.</text:span></text:p>
        </text:list-item>
        <text:list-item>
          <text:p text:style-name="P98">Peaaegu kunagi ei ole K=1 korral <text:span text:style-name="T52">veergude</text:span> arv täisarv. K=0 puhul on alati <text:span text:style-name="T52">veerge</text:span> täisarv.</text:p>
        </text:list-item>
        <text:list-item>
          <text:p text:style-name="P99">Ridasid on vist alati täisarv. Seega on kõik bi<text:span text:style-name="T136">t</text:span>tide kombinatsiooonid „sisus” lubatud. <text:span text:style-name="T136">Ehk kõi võimalused veergude bittididega täitmiseks lubatud.</text:span></text:p>
        </text:list-item>
        <text:list-item>
          <text:p text:style-name="P98">K näitab, et kui „sügaval” kvantorite ,sees kõige „sisemine” seos on. <text:span text:style-name="T141">O</text:span></text:p>
        </text:list-item>
        <text:list-item>
          <text:p text:style-name="P98">N näitab, et kui palju alghulki on.</text:p>
        </text:list-item>
        <text:list-item>
          <text:p text:style-name="P98"/>
        </text:list-item>
        <text:list-item>
          <text:p text:style-name="P100">NP probleem panna kirajakvantoritega kujul. See seab kvanteeritavale tingimuse, et kas see kuulub (õigete) vastuste hul<text:span text:style-name="T138">ka. </text:span><text:span text:style-name="T92">∀</text:span><text:span text:style-name="T36">x</text:span><text:span text:style-name="T93">(</text:span><text:span text:style-name="T91">TINGIMUS(x)</text:span><text:span text:style-name="T93"> </text:span><text:span text:style-name="T91">TO</text:span><text:span text:style-name="T93"> </text:span><text:span text:style-name="T91">x</text:span><text:span text:style-name="T116">∈</text:span><text:span text:style-name="T115">VASTUSED</text:span><text:span text:style-name="T94">). </text:span><text:span text:style-name="T91">Iga probleem on niimoodi kirjeldatav. Teha uus seos, mis kirjeldab</text:span><text:span text:style-name="T94"> </text:span><text:span text:style-name="T91">pakutavat. Jaatada probleemi kirjeldavat seost ja pakkumist kirjeldatavat seost. </text:span><text:span text:style-name="T95">NB. See ainult kontrollib pakutud vasuse tõesust!</text:span></text:p>
        </text:list-item>
        <text:list-item>
          <text:p text:style-name="P101"><text:soft-page-break/><text:span text:style-name="T91">Loenduva hulga puhul saab booleansumma asendada universaalsuskvantoriga ja korrutise eksistentsiaal kvanotriga. </text:span><text:span text:style-name="T96">(symbolitega seletada)</text:span></text:p>
        </text:list-item>
        <text:list-item>
          <text:p text:style-name="P103"><text:span text:style-name="T98">NP probleemi paremaks sõnastamiseks tuleks kirja panna, et millistele tingimustele peab (protsessor) ühe sammuga tehtavad operatsioonid vastama, alles siis uurida ,et kas sammude arv on polünoomilises seoses sisendi pikkusega. </text:span><text:span text:style-name="T100">Need tingumused võiks olla näiteks:<text:line-break/>1. võimalikke operante kindel (lõplik) arv (seega on võimalik iga võimaliku operandi mingis kindlas vahemikus olevatele naturaalarvudele bijekteerida.).<text:line-break/>2. operatsiooni operande kindel (lõplik) arv.</text:span></text:p>
        </text:list-item>
        <text:list-item>
          <text:p text:style-name="P103"><text:span text:style-name="T98">Kas K’l on piir? Kas näiteks mingi funktsioon (näiteks </text:span><text:span text:style-name="T99">∀</text:span><text:span text:style-name="T38">f</text:span><text:span text:style-name="T98">(f</text:span><text:span text:style-name="T117">∈</text:span><text:span text:style-name="T98">F</text:span><text:span text:style-name="T91">↔</text:span><text:span text:style-name="T99">∀</text:span><text:span text:style-name="T37">x</text:span><text:span text:style-name="T100">(f(x))</text:span><text:span text:style-name="T98">)) ei saa asendada kvantoreid?</text:span></text:p>
        </text:list-item>
        <text:list-item>
          <text:p text:style-name="P107"><text:span text:style-name="T98">K</text:span><text:span text:style-name="T97">a arvutiprogramme saab sellisel viisil kirja panna, iga lähtekoodi real on lihtsalt ühe võrra suurem”käsu numbri argument”. </text:span><text:span text:style-name="T101">See kirjeldaks programmi sisendi ja väljundi vahelist seost.</text:span></text:p>
        </text:list-item>
        <text:list-item>
          <text:p text:style-name="P108"><text:span text:style-name="T97">Kui kirja panna võimalikud „elementaarkäsud”</text:span><text:span text:style-name="T102">(ja nende täitmiseks kuluva protsessori taktide arvu)</text:span><text:span text:style-name="T97"> saab kirjeldada seose, milles on otsitavaks programm kõige optimiseeritumal kujul.</text:span></text:p>
        </text:list-item>
        <text:list-item>
          <text:p text:style-name="P109">Sisendi optimeerimismeetodiks võib kaaluda masinõppe algoritmide kasutamist.</text:p>
        </text:list-item>
        <text:list-item>
          <text:p text:style-name="P110">Kui tõestuses järeldub mingist sammust ka eelmine samm, siis teha kahepoolse noole üks ots halliks. Halliks tagasi suund.</text:p>
        </text:list-item>
      </text:list>
      <text:h text:style-name="P74" text:outline-level="1">Näited:</text:h>
      <text:p text:style-name="P9">Siin on mõned näited füüsikalistest süsteemidest ja tähistusviisidest.</text:p>
      <text:list xml:id="list3866492990" text:style-name="L2">
        <text:list-item>
          <text:p text:style-name="P111">Füüsikaline mudel, mis ütleb, et kui on soe, siis ei ole külm; kui on külm siis ei ole soe; kui on suur, siis ei ole väike; kui on väike, siis ei ole suur.<text:line-break/>Matemaatilised algmõisted: NAND, sulud<text:line-break/>Füüsikalised algmõisted: soe; külm; suur; väike<text:line-break/>Seos: <text:s/>((soe NAND külm) NAND (suur NAND väike)) NAND ((soe NAND külm) NAND (suur NAND väike))</text:p>
        </text:list-item>
      </text:list>
      <text:list xml:id="list3990974039" text:style-name="L3">
        <text:list-item>
          <text:p text:style-name="P112"><text:span text:style-name="T22">Füüsikaline süsteem, milles </text:span>on 2 punktkeha, mille omavaheline kaugus on 1 meeter:<text:line-break/>Matemaatilised algmõisted:<text:line-break/>Füüsikalised algmõisted: meeter, <text:span text:style-name="T21">ruumipunkt, punktkeha<text:line-break/>Seos:<text:line-break/></text:span></text:p>
        </text:list-item>
      </text:list>
      <table:table table:name="Table1" table:style-name="Table1">
        <table:table-column table:style-name="Table1.A"/>
        <table:table-column table:style-name="Table1.B" table:number-columns-repeated="2"/>
        <table:table-column table:style-name="Table1.D"/>
        <table:table-column table:style-name="Table1.B"/>
        <table:table-row table:style-name="TableLine94341521355984">
          <table:table-cell table:style-name="Table1.A1" office:value-type="string">
            <text:p text:style-name="P24">mudel</text:p>
          </table:table-cell>
          <table:table-cell table:style-name="Table1.A1" office:value-type="string">
            <text:p text:style-name="P24">Matemaatilised algmõisted</text:p>
          </table:table-cell>
          <table:table-cell table:style-name="Table1.A1" office:value-type="string">
            <text:p text:style-name="P24">Füüsikalised algmõisted</text:p>
          </table:table-cell>
          <table:table-cell table:style-name="Table1.A1" office:value-type="string">
            <text:p text:style-name="P24">Seos</text:p>
          </table:table-cell>
          <table:table-cell table:style-name="Table1.E1" office:value-type="string">
            <text:p text:style-name="P25">Seos <text:span text:style-name="T25">vṍrdlusfunktsiooni</text:span> kujul</text:p>
          </table:table-cell>
        </table:table-row>
        <table:table-row table:style-name="TableLine94341521147744">
          <table:table-cell table:style-name="Table1.A2" office:value-type="string">
            <text:p text:style-name="P12">Kui on soe, siis ei ole külm; kui on külm siis ei ole soe; kui on suur, siis ei ole väike; kui on väike, siis ei ole suur.</text:p>
          </table:table-cell>
          <table:table-cell table:style-name="Table1.A2" office:value-type="string">
            <text:p text:style-name="P13">NAND, sulud</text:p>
          </table:table-cell>
          <table:table-cell table:style-name="Table1.A2" office:value-type="string">
            <text:p text:style-name="P13">soe; külm; suur; väike</text:p>
          </table:table-cell>
          <table:table-cell table:style-name="Table1.A2" office:value-type="string">
            <text:p text:style-name="P13">((soe NAND külm) NAND (suur NAND väike)) NAND ((soe NAND külm) NAND (suur NAND väike))</text:p>
          </table:table-cell>
          <table:table-cell table:style-name="Table1.E2" office:value-type="string">
            <text:p text:style-name="P13"/>
          </table:table-cell>
        </table:table-row>
        <table:table-row table:style-name="TableLine94341521176336">
          <table:table-cell table:style-name="Table1.A2" office:value-type="string">
            <text:p text:style-name="P10"><text:bookmark-start text:name="__DdeLink__1346_1007855335"/><text:span text:style-name="T22">Füüsikaline süsteem, milles </text:span>on 2 punktkeha, mille omavaheline kaugus on 1 meeter<text:bookmark-end text:name="__DdeLink__1346_1007855335"/></text:p>
          </table:table-cell>
          <table:table-cell table:style-name="Table1.A2" office:value-type="string">
            <text:p text:style-name="P22"/>
          </table:table-cell>
          <table:table-cell table:style-name="Table1.A2" office:value-type="string">
            <text:p text:style-name="P10">meeter, <text:span text:style-name="T21">ruumipunkt, punktkeha</text:span></text:p>
          </table:table-cell>
          <table:table-cell table:style-name="Table1.A2" office:value-type="string">
            <text:p text:style-name="P22"/>
          </table:table-cell>
          <table:table-cell table:style-name="Table1.E2" office:value-type="string">
            <text:p text:style-name="P22"/>
          </table:table-cell>
        </table:table-row>
        <table:table-row table:style-name="TableLine94341521209376">
          <table:table-cell table:style-name="Table1.A2" office:value-type="string">
            <text:p text:style-name="P11"><text:span text:style-name="T22">Füüsikaline süsteem, milles </text:span>on 2 punktkeha, mille omavaheline <text:soft-page-break/>kaugus on 1 meeter</text:p>
          </table:table-cell>
          <table:table-cell table:style-name="Table1.A2" office:value-type="string">
            <text:p text:style-name="P26">Descartesi kordianaadistik</text:p>
          </table:table-cell>
          <table:table-cell table:style-name="Table1.A2" office:value-type="string">
            <text:p text:style-name="P10"/>
          </table:table-cell>
          <table:table-cell table:style-name="Table1.A2" office:value-type="string">
            <text:p text:style-name="P32">x(P1)=x(P2)+1</text:p>
          </table:table-cell>
          <table:table-cell table:style-name="Table1.E2" office:value-type="string">
            <text:p text:style-name="P32"/>
          </table:table-cell>
        </table:table-row>
        <table:table-row table:style-name="TableLine94341521183824">
          <table:table-cell table:style-name="Table1.A2" office:value-type="string">
            <text:p text:style-name="P11"><text:span text:style-name="T22">Füüsikaline süsteem, milles </text:span>on 2 punktkeha, mille omavaheline kaugus on 1 meeter</text:p>
          </table:table-cell>
          <table:table-cell table:style-name="Table1.A2" office:value-type="string">
            <text:p text:style-name="P32"/>
          </table:table-cell>
          <table:table-cell table:style-name="Table1.A2" office:value-type="string">
            <text:p text:style-name="P14">x1 on 1. punktmassi asukoht.</text:p>
            <text:p text:style-name="P14">x2 on 2. punktmassi asukoht.</text:p>
          </table:table-cell>
          <table:table-cell table:style-name="Table1.A2" office:value-type="string">
            <text:p text:style-name="P33">m on meeter.</text:p>
          </table:table-cell>
          <table:table-cell table:style-name="Table1.E2" office:value-type="string">
            <text:p text:style-name="P34"><text:span text:style-name="T40">P</text:span>(B<text:span text:style-name="T27">1</text:span>(<text:span text:style-name="T39">B</text:span><text:span text:style-name="T27">2</text:span>(x<text:span text:style-name="T27">11</text:span>;x<text:span text:style-name="T27">21</text:span>);B<text:span text:style-name="T27">2</text:span>(x<text:span text:style-name="T27">12</text:span>;x<text:span text:style-name="T27">22</text:span>)))=(<text:span text:style-name="T40">|x</text:span><text:span text:style-name="T28">11</text:span><text:span text:style-name="T40">-x</text:span><text:span text:style-name="T28">21</text:span><text:span text:style-name="T40">|</text:span>&gt;<text:span text:style-name="T40">|x</text:span><text:span text:style-name="T28">12</text:span><text:span text:style-name="T40">-x</text:span><text:span text:style-name="T28">22</text:span><text:span text:style-name="T40">| XOR B</text:span><text:span text:style-name="T27">2</text:span>(x<text:span text:style-name="T27">12</text:span>;x<text:span text:style-name="T27">22</text:span>)<text:span text:style-name="T40">&gt;</text:span>B<text:span text:style-name="T27">2</text:span>(x<text:span text:style-name="T27">11</text:span>;x<text:span text:style-name="T27">21</text:span>))</text:p>
          </table:table-cell>
        </table:table-row>
      </table:table>
      <text:p text:style-name="P3"/>
      <text:p text:style-name="P3"/>
      <text:p text:style-name="P3"/>
      <table:table table:name="seoseväljundid" table:style-name="seoseväljundid">
        <table:table-column table:style-name="seoseväljundid.A" table:number-columns-repeated="2"/>
        <table:table-column table:style-name="seoseväljundid.C"/>
        <table:table-column table:style-name="seoseväljundid.A" table:number-columns-repeated="2"/>
        <table:table-column table:style-name="seoseväljundid.F"/>
        <table:table-row table:style-name="TableLine94341521463216">
          <table:table-cell table:style-name="seoseväljundid.A1" office:value-type="string">
            <text:p text:style-name="P27">Seose väljund</text:p>
          </table:table-cell>
          <table:table-cell table:style-name="seoseväljundid.A1" office:value-type="string">
            <text:p text:style-name="P27">Esimese parameetri, mis pole ideaalne vajalik muutmise suund.</text:p>
          </table:table-cell>
          <table:table-cell table:style-name="seoseväljundid.A1" office:value-type="string">
            <text:p text:style-name="P27">Kumb on parem</text:p>
          </table:table-cell>
          <table:table-cell table:style-name="seoseväljundid.A1" office:value-type="string">
            <text:p text:style-name="P27">Viga</text:p>
          </table:table-cell>
          <table:table-cell table:style-name="seoseväljundid.A1" office:value-type="string">
            <text:p text:style-name="P27">Kas sobilik lahend</text:p>
          </table:table-cell>
          <table:table-cell table:style-name="seoseväljundid.F1" office:value-type="string">
            <text:p text:style-name="P27">Õigete parameetrite B<text:span text:style-name="T27">3</text:span></text:p>
          </table:table-cell>
        </table:table-row>
        <table:table-row table:style-name="TableLine94341521472960">
          <table:table-cell table:style-name="seoseväljundid.A2" office:value-type="string">
            <text:p text:style-name="P23">-</text:p>
          </table:table-cell>
          <table:table-cell table:style-name="seoseväljundid.A2" office:value-type="string">
            <text:p text:style-name="P28">Kui ideaalsele 1. parameetrile ei vastagi B’d.</text:p>
          </table:table-cell>
          <table:table-cell table:style-name="seoseväljundid.A2" office:value-type="string">
            <text:p text:style-name="P23"/>
          </table:table-cell>
          <table:table-cell table:style-name="seoseväljundid.A2" office:value-type="string">
            <text:p text:style-name="P29">Kui õiged parameetrid pole ratsionaalarvud, <text:span text:style-name="T41">pole seda ka viga. Väljund ei ole boolean.</text:span></text:p>
          </table:table-cell>
          <table:table-cell table:style-name="seoseväljundid.A2" office:value-type="string">
            <text:p text:style-name="P29">Kui õiged parameetrid pole ratsionaalarvud, siis pole neile vastavat B’d</text:p>
          </table:table-cell>
          <table:table-cell table:style-name="seoseväljundid.F2" office:value-type="string">
            <text:p text:style-name="P29"><text:bookmark-start text:name="__DdeLink__342_1980329366"/>Kui õiged parameetrid pole ratsionaalarvud, siis pole neile vastavat B’d<text:bookmark-end text:name="__DdeLink__342_1980329366"/></text:p>
          </table:table-cell>
        </table:table-row>
      </table:table>
      <text:p text:style-name="P3"/>
      <text:p text:style-name="P3"/>
      <text:p text:style-name="P3"/>
      <text:p text:style-name="P3">\begin{cases}</text:p>
      <text:p text:style-name="P3">\forall(a;\forall(b;\forall(c;f(a;b;c)=f(a;b-1;f(a;b;c-1)))))\\</text:p>
      <text:p text:style-name="P3">\forall(a;\forall(b;f(a;b;2)=f(a;b-1;a)))\\</text:p>
      <text:p text:style-name="P3">\forall(a;\forall(c;f(a;0;c)=(a=c)+c+1))</text:p>
      <text:p text:style-name="P3">\end{cases}</text:p>
      <text:p text:style-name="P3">\\</text:p>
      <text:p text:style-name="P3">\begin{cases}</text:p>
      <text:p text:style-name="P3">\forall (o;N(o)=0)=0\\</text:p>
      <text:p text:style-name="P3">N(a) = N(S(a))\\</text:p>
      <text:p text:style-name="P3">N(a) \wedge N(b) \wedge (F(c)=F(S(c))) = F(b)</text:p>
      <text:p text:style-name="P3">\end{cases}</text:p>
      <text:p text:style-name="P3"/>
      <text:p text:style-name="P3">%matemaatilised almoisted: võrdsus[=];funktsioon[f];universaalsus kvantor[\forall];tõde[1];vale[0] %</text:p>
      <text:p text:style-name="P3"/>
      <text:p text:style-name="P3"/>
      <text:p text:style-name="P4"/>
      <text:p text:style-name="P6">Seose standard vorm:</text:p>
      <text:p text:style-name="P5">Seose lahendite leidmiseks tuleb leida „sobivuse” lokaalsed maksimumid.</text:p>
      <text:p text:style-name="P6">B_1(n_1,;n_2) on bijektiivne funktsioon, millel on 2 argumenti. Need argumendid on naturaalarvud. See võrdub mistahes argumentide korral naturaalarvuga.</text:p>
      <text:p text:style-name="P6">B_2(q) <text:s/>on bijektiivne funktsioon, mille argumendiks on ratsionaalarv<text:span text:style-name="T26">ud</text:span>. See võrdub mistahes argumendi korral naturaalarvuga.</text:p>
      <text:p text:style-name="P8"><text:soft-page-break/>B_3 <text:span text:style-name="T23">on bijektiivne funktsioon, mille argumendiks on </text:span>füüsikaliste suuruste väärtused. <text:span text:style-name="T23">See võrdub mistahes argumendi korral naturaalarvuga.</text:span></text:p>
      <text:p text:style-name="P7">R on seose standardformi funktsioon. See võrdub 1 kui R(B_1(<text:span text:style-name="T24">B_3(S_1)</text:span>;<text:span text:style-name="T24">B_3(S_2)</text:span>)) <text:span text:style-name="T24">S_1 sobib paremini mudeliga kui S_2 . </text:span>See võrdub <text:span text:style-name="T24">0</text:span> kui R(B_1(<text:span text:style-name="T24">B_3(S_1)</text:span>;<text:span text:style-name="T24">B_3(S_2)</text:span>)) <text:span text:style-name="T24">S_2 sobib paremini mudeliga kui S_1 .</text:span></text:p>
      <text:p text:style-name="P7"/>
      <text:p text:style-name="P8">Alternatiivslt: <text:span text:style-name="T23">R on seose standardformi funktsioon. See võrdub 1 kui R(B_1(</text:span>B_3(S_1)<text:span text:style-name="T23">;</text:span>B_3(S_2)<text:span text:style-name="T23">)) </text:span>S_1 sobib paremini mudeliga kui S_2 ja B_3(S1)&gt;B_3(S2) . <text:span text:style-name="T23">See võrdub </text:span>0<text:span text:style-name="T23"> kui R(B_1(</text:span>B_3(S_1)<text:span text:style-name="T23">;</text:span>B_3(S_2)<text:span text:style-name="T23">)) </text:span>S_1 sobib paremini mudeliga kui S_2 ja B_3(S1)&lt;B_3(S2). <text:span text:style-name="T23">See võrdub </text:span>0<text:span text:style-name="T23"> kui R(B_1(</text:span>B_3(S_1)<text:span text:style-name="T23">;</text:span>B_3(S_2)<text:span text:style-name="T23">)) </text:span>S_2 sobib paremini mudeliga kui S_1 ja B_3(S1)&gt;B_3(S2) . <text:span text:style-name="T23">See võrdub 1 kui R(B_1(</text:span>B_3(S_1)<text:span text:style-name="T23">;</text:span>B_3(S_2)<text:span text:style-name="T23">)) </text:span>S_1 sobib paremini mudeliga kui S_2 ja B_3(S1)&gt;B_3(S2) .</text:p>
      <text:p text:style-name="P8"/>
      <text:p text:style-name="P8"/>
      <text:h text:style-name="P74" text:outline-level="1">Variant 2</text:h>
      <text:p text:style-name="P15">(SEOS AND X)=seos on</text:p>
      <text:p text:style-name="P15">(SEOS TO X) seosest järeldub X</text:p>
      <text:p text:style-name="P15"/>
      <text:p text:style-name="P16">ilm on ilus: <text:s text:c="3"/>ILM \in ILUSAD</text:p>
      <text:p text:style-name="P16"><text:span text:style-name="T44">asukohas</text:span> <text:span text:style-name="T44">(</text:span>0;<text:span text:style-name="T44">0)</text:span> on <text:span text:style-name="T44">väljatugevus</text:span> 0: <text:s text:c="3"/><text:span text:style-name="T44">X \in PUNKTID \and X \in NULISEXGAD \and X \in NULLISEYIKAD \to \any_x(0 \in X \to X \in X)</text:span></text:p>
      <text:p text:style-name="P15"/>
      <text:p text:style-name="P15"/>
      <text:p text:style-name="P15"/>
      <table:table table:name="Arvuliste_suuruste_kirjeldamise_võimalusi" table:style-name="Arvuliste_5f_suuruste_5f_kirjeldamise_5f_võimalusi">
        <table:table-column table:style-name="Arvuliste_5f_suuruste_5f_kirjeldamise_5f_võimalusi.A" table:number-columns-repeated="3"/>
        <table:table-column table:style-name="Arvuliste_5f_suuruste_5f_kirjeldamise_5f_võimalusi.D"/>
        <table:table-column table:style-name="Arvuliste_5f_suuruste_5f_kirjeldamise_5f_võimalusi.E"/>
        <table:table-row table:style-name="TableLine94341521479920">
          <table:table-cell table:style-name="Arvuliste_5f_suuruste_5f_kirjeldamise_5f_võimalusi.A1" office:value-type="string">
            <text:p text:style-name="P30">Defineerida tehted naturaalarvudele robinsoni aritmeetika või millegi analoogsega ja aksiomeerida, et tehted on <text:span text:style-name="T42">lõputult</text:span> diferentseer<text:span text:style-name="T42">ita</text:span>vad.</text:p>
          </table:table-cell>
          <table:table-cell table:style-name="Arvuliste_5f_suuruste_5f_kirjeldamise_5f_võimalusi.A1" office:value-type="string">
            <text:p text:style-name="P30">Defineerida tehted naturaalarvudele robinsoni aritmeetika või millegi analoogsega ja panna tehted füüsikaliste suurustega kirja justkui need oleksid naturaalarvud (kuigi ei ole).</text:p>
          </table:table-cell>
          <table:table-cell table:style-name="Arvuliste_5f_suuruste_5f_kirjeldamise_5f_võimalusi.A1" office:value-type="string">
            <text:p text:style-name="P30">Valida bijektiivne funktsioon ratsioonalarvudest naturaalarvudesse ja defineerida tehted ratsionaalarvudele neile selle funktsiooni abil vastavate naturaalarvude kaudu.</text:p>
          </table:table-cell>
          <table:table-cell table:style-name="Arvuliste_5f_suuruste_5f_kirjeldamise_5f_võimalusi.A1" office:value-type="string">
            <text:p text:style-name="P30">Defineerida tehted selle kaudu, et milline füüsikaline olukord oleks sama kui füüsikaline olukord, mille üks parameetritest on saadud tehte tulemusena.</text:p>
          </table:table-cell>
          <table:table-cell table:style-name="Arvuliste_5f_suuruste_5f_kirjeldamise_5f_võimalusi.E1" office:value-type="string">
            <text:p text:style-name="P31">Kahes pakkumises bijektiivse funktsiooni abil mappida kõik ratsionaalarvud(või muu pidev hulk) <text:span text:style-name="T43">natu</text:span>aalarvudeks ja anda „seosele” sisendiks. Mappitud ratsionaalarvude järjekord määrab, et milline neist millist füüsikalist suurust tähistab. Seos tagastab, et kumb pakkumine oli parem.</text:p>
          </table:table-cell>
        </table:table-row>
        <table:table-row table:style-name="TableLine94341521492896">
          <table:table-cell table:style-name="Arvuliste_5f_suuruste_5f_kirjeldamise_5f_võimalusi.A2" office:value-type="string">
            <text:p text:style-name="P22"/>
          </table:table-cell>
          <table:table-cell table:style-name="Arvuliste_5f_suuruste_5f_kirjeldamise_5f_võimalusi.A2" office:value-type="string">
            <text:p text:style-name="P22"/>
          </table:table-cell>
          <table:table-cell table:style-name="Arvuliste_5f_suuruste_5f_kirjeldamise_5f_võimalusi.A2" office:value-type="string">
            <text:p text:style-name="P30">q<text:span text:style-name="T27">1</text:span>*q<text:span text:style-name="T27">2</text:span>=q<text:span text:style-name="T29">3</text:span></text:p>
            <text:p text:style-name="P30">on sama mis</text:p>
            <text:p text:style-name="P30">f(B(q<text:span text:style-name="T27">1</text:span>);B(q<text:span text:style-name="T27">2</text:span>))=B(q<text:span text:style-name="T27">3</text:span>)</text:p>
          </table:table-cell>
          <table:table-cell table:style-name="Arvuliste_5f_suuruste_5f_kirjeldamise_5f_võimalusi.A2" office:value-type="string">
            <text:p text:style-name="P22"/>
          </table:table-cell>
          <table:table-cell table:style-name="Arvuliste_5f_suuruste_5f_kirjeldamise_5f_võimalusi.E2" office:value-type="string">
            <text:p text:style-name="P22"/>
          </table:table-cell>
        </table:table-row>
        <table:table-row table:style-name="TableLine94341521495312">
          <table:table-cell table:style-name="Arvuliste_5f_suuruste_5f_kirjeldamise_5f_võimalusi.A2" office:value-type="string">
            <text:p text:style-name="P22"/>
          </table:table-cell>
          <table:table-cell table:style-name="Arvuliste_5f_suuruste_5f_kirjeldamise_5f_võimalusi.A2" office:value-type="string">
            <text:p text:style-name="P22"/>
          </table:table-cell>
          <table:table-cell table:style-name="Arvuliste_5f_suuruste_5f_kirjeldamise_5f_võimalusi.A2" office:value-type="string">
            <text:p text:style-name="P30"/>
          </table:table-cell>
          <table:table-cell table:style-name="Arvuliste_5f_suuruste_5f_kirjeldamise_5f_võimalusi.A2" office:value-type="string">
            <text:p text:style-name="P22"/>
          </table:table-cell>
          <table:table-cell table:style-name="Arvuliste_5f_suuruste_5f_kirjeldamise_5f_võimalusi.E2" office:value-type="string">
            <text:p text:style-name="P31">Nii saab ainult reaalarvulisi suuruseid kirjeldavaid seoseid kasutada.</text:p>
          </table:table-cell>
        </table:table-row>
      </table:table>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h text:style-name="P75" text:outline-level="1"/>
      <text:h text:style-name="P76" text:outline-level="1">K1Seose kirjeldamine</text:h>
      <text:p text:style-name="P17"><text:span text:style-name="T133">K1seos on seos hulkade vahel, mille, kirjeldamiseks (kvantorite, kuulumisväidete ja booleanide vaheliste tehete abil) ei ole kvantorite sees kvantoreid (näiteks </text:span><text:span text:style-name="T59">∀</text:span><text:span text:style-name="T30">x</text:span><text:span text:style-name="T56">(</text:span><text:bookmark-start text:name="__DdeLink__648_700783200111"/><text:span text:style-name="T59">x</text:span><text:span text:style-name="T108">∈</text:span><text:bookmark-end text:name="__DdeLink__648_700783200111"/><text:span text:style-name="T110">A</text:span><text:span text:style-name="T59">)↮∀</text:span><text:span text:style-name="T30">x</text:span><text:span text:style-name="T56">(</text:span><text:bookmark-start text:name="__DdeLink__648_7007832001111"/><text:span text:style-name="T59">x</text:span><text:span text:style-name="T108">∈</text:span><text:bookmark-end text:name="__DdeLink__648_7007832001111"/><text:span text:style-name="T111">B</text:span><text:span text:style-name="T59">) </text:span><text:span text:style-name="T70">on K1seos, aga </text:span><text:span text:style-name="T59">∀</text:span><text:span text:style-name="T30">x</text:span><text:span text:style-name="T56">(</text:span><text:span text:style-name="T71">x</text:span><text:span text:style-name="T108">∈</text:span><text:span text:style-name="T112">A→</text:span><text:span text:style-name="T108">∀</text:span><text:span text:style-name="T128">y</text:span><text:span text:style-name="T109">(</text:span><text:span text:style-name="T112">y</text:span><text:bookmark-start text:name="__DdeLink__648_7007832001113"/><text:span text:style-name="T108">∈</text:span><text:bookmark-end text:name="__DdeLink__648_7007832001113"/><text:span text:style-name="T112">x→y</text:span><text:span text:style-name="T108">∈</text:span><text:span text:style-name="T112">y</text:span><text:span text:style-name="T108">)</text:span><text:span text:style-name="T59">) </text:span><text:span text:style-name="T71">ei ole K1 seos</text:span><text:span text:style-name="T133">). K1 on seos, mille nestedness on 1.</text:span></text:p>
      <text:p text:style-name="P18"><text:span text:style-name="T133">K1seose üheseks kirjeldamiseks peab kirjeldama kõigi erineva sisuga kvantorite ja alghulkade omavaheliste kuulumiste vahelisi seoseid. Selle seose kirjeldamiseks läheb vaja _..._ bitti</text:span><text:span text:style-name="T118">. </text:span><text:span text:style-name="T125">Kui neid bitte tõlgnedada kahendsüsteemis arvuna saab saab seda seost üheselt kirjeldada naturaalarvuga </text:span><text:span text:style-name="T131">(valem)</text:span><text:span text:style-name="T125"> ,mis on väiksem kui (2**</text:span><text:span text:style-name="T131">(valjalike bittide arv)</text:span><text:span text:style-name="T125">)</text:span><text:span text:style-name="T118">. Kuna erineva</text:span><text:span text:style-name="T120">te</text:span><text:span text:style-name="T118"> sisu</text:span><text:span text:style-name="T120">dega</text:span><text:span text:style-name="T118"> kvantorid on omavahel sõltuvad, siis piisab kui kirjeldada selliste sisudega kvantorite </text:span><text:span text:style-name="T123">ja alghulkade kuulumiste</text:span><text:span text:style-name="T118"> vahelist seost, </text:span><text:span text:style-name="T119">mille</text:span><text:span text:style-name="T123">st</text:span><text:span text:style-name="T119"> saab </text:span><text:span text:style-name="T120">järeldada</text:span><text:span text:style-name="T119"> mistahes teiste sisudega kvantorite </text:span><text:span text:style-name="T123">j</text:span><text:span text:style-name="T124">a</text:span><text:span text:style-name="T123"> </text:span><text:span text:style-name="T124">a</text:span><text:span text:style-name="T123">lghulkade kuulumiste</text:span><text:span text:style-name="T119"> </text:span><text:span text:style-name="T123">mistahes</text:span><text:span text:style-name="T119"> booleakombinatsiooni, mi</text:span><text:span text:style-name="T122">s</text:span><text:span text:style-name="T119"> pole </text:span><text:span text:style-name="T122">sõltumatult kirjeldatavast </text:span><text:span text:style-name="T124">K1</text:span><text:span text:style-name="T122">seosest</text:span><text:span text:style-name="T119"> v</text:span><text:span text:style-name="T121">ale</text:span><text:span text:style-name="T119">. </text:span><text:span text:style-name="T120">Ü</text:span><text:span text:style-name="T54">kskõik milliste sisudega kvantorid selleks valida, on osad booleankombinatsioonid neist sõltumatult kirjeldatavast K1seosest valed. See järeldub sellest, et nende booleankombinatsioonide arv, mis ei ole kindla väärtusega, ei ole esitatav kujul 2 astmes mingi naturaalarv.<text:line-break/>Osade sisudega kvantoritest(aga mitte nende eitustest) järeldub ka väiteid alghulkade omavaheliste kuulumiste kohta(näiteks </text:span><text:span text:style-name="T59">∀</text:span><text:span text:style-name="T30">x</text:span><text:span text:style-name="T56">(</text:span><text:bookmark-start text:name="__DdeLink__648_70078320011"/><text:span text:style-name="T59">x</text:span><text:span text:style-name="T108">∈</text:span><text:bookmark-end text:name="__DdeLink__648_70078320011"/><text:span text:style-name="T110">A</text:span><text:span text:style-name="T59">)⇒</text:span><text:span text:style-name="T64">A</text:span><text:span text:style-name="T108">∈</text:span><text:span text:style-name="T64">A</text:span><text:span text:style-name="T54">), aga alghulkade omavahelistest kuulumistest ei järeldu väiteid kvantorite kohta. Kui mingist kvantorite ja alghulkade vaheliste seoste booleankombinatsioonist järeldub, mingi väide alghulkade kohta ja on samas eitatud, siis on see booleakombinatsioon sõltumatult kirjeldatavast K1seosest vale.<text:line-break/>Seos ei tohi teha väiteid kõikide hulkade kohta(sest _.._). Teisisõnu ei tohi sellest järelduda, et mingite elementidega hulki ei ole olemas. Kui mingite sisudega kvantorite booleankombinatsioon seda teeb, siis on see booleakombinatsiooni sõltumatult kirjeldatavast K1seosest vale. Näiteks väitest </text:span><text:span text:style-name="T59">∀</text:span><text:span text:style-name="T30">x</text:span><text:span text:style-name="T56">(</text:span><text:span text:style-name="T59">A</text:span><text:span text:style-name="T108">∈</text:span><text:span text:style-name="T59">x) </text:span><text:span text:style-name="T69">järelduks, et sellist hulka, mis ei sisalda A’d(näiteks tühi hulk) ei ole olemas, seega on see väide vale.</text:span></text:p>
      <text:p text:style-name="P20"/>
      <text:p text:style-name="P19"><text:span text:style-name="T69">H</text:span><text:span text:style-name="T55">ea viis seose K1esitamiseks on luua üksühene vastavus võimalike seoste ja naturaalarvude vahele. Hea on kui sellisel kujul estitatud seoste vahel saab rakendada operaatoreid(AND OR NOR) rakendades </text:span><text:span text:style-name="T89">neid vastavatele arvule </text:span><text:span text:style-name="T90">bit kaupa</text:span><text:span text:style-name="T89">. Hea on kui tavalises notatsioonis lühidalt kirjapandav seos on kaväikese või lihtsasti kirjeldatava naturaalarvuga vastavusse pandud.</text:span></text:p>
      <text:h text:style-name="P77" text:outline-level="2"><text:span text:style-name="T69">K</text:span><text:span text:style-name="T55">onkreetsem näide</text:span></text:h>
      <text:p text:style-name="P66">Üks võimalus <text:span text:style-name="T135">K1seose kirjledamiseks</text:span> on teha DNF tabel(see <text:span text:style-name="T132">pole suurema algmõistete arvuga seoste puhul mõistlik, sest võtab palju mälu, aga selle eeliseks on see, et siis saab sama algmõistete arvuga K1seoste vahelisi operatsioone teha lõppveeru vastavaid bittide(booleanide) vahel sama operandi rakendades</text:span>), mille veergudeks on erineva sisuga kvantorid. Aga kuna erineva sisuga kvantorid on omavahel sõltuvad, siis piisab kui tabeli veergudeks võtta (ükskõik kas eitatud või eitamata) kvantorid sisuga, et P(x) pole mingi kindla väärtusega. <text:span text:style-name="T137">Ja väited alghulkade omavahelise kuuluvuse kohta.</text:span><text:span text:style-name="T80">(täpsemat kirjledust vaja sh. Veergude järjekorra kohta,)</text:span></text:p>
      <text:list xml:id="list3578237140" text:style-name="L4">
        <text:list-item>
          <text:p text:style-name="P67"><text:bookmark-start text:name="__DdeLink__644_700783200"/>∀x(<text:bookmark-end text:name="__DdeLink__644_700783200"/>¬P(x)=n) ehk ¬∃(P(x)=n)</text:p>
          <text:p text:style-name="P68">või</text:p>
        </text:list-item>
        <text:list-item>
          <text:p text:style-name="P67">¬∀x(¬P(x)=n) ehk ∃(P(x)=n)</text:p>
          <text:p text:style-name="P67"/>
        </text:list-item>
      </text:list>
      <text:p text:style-name="P44"><text:span text:style-name="T56">Isegi sellise veergude valiku korral on </text:span><text:span text:style-name="T58">need</text:span><text:span text:style-name="T56"> DNF tabeli </text:span><text:span text:style-name="T58">read, mis väidavad et </text:span><text:span text:style-name="T59">kõigil hulkadel on mingi omadus</text:span><text:span text:style-name="T58">, </text:span><text:span text:style-name="T59">(näiteks ∀</text:span><text:span text:style-name="T30">x</text:span><text:span text:style-name="T56">(</text:span><text:bookmark-start text:name="__DdeLink__648_7007832001"/><text:span text:style-name="T59">x</text:span><text:span text:style-name="T108">∈</text:span><text:span text:style-name="T59">x</text:span><text:bookmark-end text:name="__DdeLink__648_7007832001"/><text:span text:style-name="T59">), </text:span><text:bookmark-start text:name="__DdeLink__672_700783200"/><text:span text:style-name="T59">∀</text:span><text:span text:style-name="T30">x</text:span><text:span text:style-name="T56">(</text:span><text:span text:style-name="T59">A</text:span><text:span text:style-name="T108">∈</text:span><text:span text:style-name="T59">x)</text:span><text:bookmark-end text:name="__DdeLink__672_700783200"/><text:span text:style-name="T59">, või ∀</text:span><text:span text:style-name="T30">x</text:span><text:span text:style-name="T56">(</text:span><text:span text:style-name="T59">x</text:span><text:span text:style-name="T108">∈</text:span><text:span text:style-name="T59">x</text:span><text:span text:style-name="T109">∨</text:span><text:span text:style-name="T59">A</text:span><text:span text:style-name="T108">∈</text:span><text:span text:style-name="T59">x))</text:span><text:span text:style-name="T56"> kindla</text:span><text:span text:style-name="T59">lt False</text:span><text:span text:style-name="T56"> väärtusega!</text:span></text:p>
      <text:p text:style-name="P45"><text:span text:style-name="T57">P on funktsioon, mis loob bijektiivse seose, argumendiks oleva hulga alghulkade sisald</text:span><text:span text:style-name="T60">a</text:span><text:span text:style-name="T57">vuse ja alghulkades sisaldumise, ning </text:span><text:span text:style-name="T66">2</text:span><text:span text:style-name="T106">N*2+1</text:span><text:span text:style-name="T57"> väiksemaid naturaalarve sisaldava hulga vahele. </text:span><text:span text:style-name="T56">Ü</text:span><text:span text:style-name="T55">ks võimalus P defineerimiseks on teha DNF </text:span><text:span text:style-name="T61">tabel, mille veergudeks on </text:span><text:span text:style-name="T62">(ükskõik kas eitatud või eitamata) </text:span><text:span text:style-name="T61">väited</text:span><text:span text:style-name="T67">(veergude järjekord on oluline)</text:span><text:span text:style-name="T61">, et kvanteeritav kuulub mingisse alghulka, et kvanteeritav on iseenda element ja, et mingi alghulk kuulub kvanteeritavasse.</text:span><text:span text:style-name="T80">(täpsemat kirje</text:span><text:span text:style-name="T81">l</text:span><text:span text:style-name="T80">dust vaja sh. </text:span><text:span text:style-name="T81">v</text:span><text:span text:style-name="T80">eergude järjekorra kohta,)</text:span></text:p>
      <text:list xml:id="list2728775700" text:style-name="L5">
        <text:list-item>
          <text:p text:style-name="P69"><text:bookmark-start text:name="__DdeLink__1665_1391245340"/><text:span text:style-name="T61">P</text:span><text:span text:style-name="T63">=∑_</text:span><text:span text:style-name="T31">i=0</text:span><text:span text:style-name="T105">N^2 </text:span><text:span text:style-name="T63">(2**i*</text:span><text:span text:style-name="T65">(</text:span><text:span text:style-name="T78">H</text:span><text:span text:style-name="T32">i</text:span><text:span text:style-name="T108">∈</text:span><text:span text:style-name="T65">)</text:span><text:span text:style-name="T67">+</text:span><text:span text:style-name="T63">)</text:span><text:bookmark-end text:name="__DdeLink__1665_1391245340"/></text:p>
          <text:p text:style-name="P70"><text:span text:style-name="T63">v</text:span><text:span text:style-name="T67">õi</text:span></text:p>
        </text:list-item>
        <text:list-item>
          <text:p text:style-name="P70"><text:span text:style-name="T61">P</text:span><text:span text:style-name="T63">=∑_</text:span><text:span text:style-name="T31">i=0</text:span><text:span text:style-name="T105">N^2 </text:span><text:span text:style-name="T63">(2**i*¬</text:span><text:span text:style-name="T65">()</text:span><text:span text:style-name="T63">)</text:span></text:p>
        </text:list-item>
      </text:list>
      <text:p text:style-name="P52"/>
      <table:table table:name="Table2" table:style-name="Table2">
        <table:table-column table:style-name="Table2.A"/>
        <table:table-column table:style-name="Table2.B" table:number-columns-repeated="2"/>
        <table:table-column table:style-name="Table2.A"/>
        <table:table-column table:style-name="Table2.B" table:number-columns-repeated="5"/>
        <table:table-column table:style-name="Table2.A"/>
        <table:table-column table:style-name="Table2.B" table:number-columns-repeated="2"/>
        <table:table-column table:style-name="Table2.A"/>
        <table:table-column table:style-name="Table2.B" table:number-columns-repeated="3"/>
        <table:table-column table:style-name="Table2.A" table:number-columns-repeated="2"/>
        <table:table-column table:style-name="Table2.B"/>
        <table:table-column table:style-name="Table2.A" table:number-columns-repeated="2"/>
        <table:table-column table:style-name="Table2.V"/>
        <table:table-column table:style-name="Table2.W"/>
        <table:table-column table:style-name="Table2.A" table:number-columns-repeated="3"/>
        <table:table-column table:style-name="Table2.B"/>
        <table:table-row table:style-name="TableLine94341521554880">
          <table:table-cell table:style-name="Table2.A1" office:value-type="string">
            <text:p text:style-name="P22">x<text:span text:style-name="T108">∈</text:span><text:span text:style-name="T107">x</text:span></text:p>
          </table:table-cell>
          <table:table-cell table:style-name="Table2.A1" office:value-type="string">
            <text:p text:style-name="P22">0</text:p>
          </table:table-cell>
          <table:table-cell table:style-name="Table2.A1" office:value-type="string">
            <text:p text:style-name="P22">0</text:p>
          </table:table-cell>
          <table:table-cell table:style-name="Table2.A1" office:value-type="string">
            <text:p text:style-name="P22">0</text:p>
          </table:table-cell>
          <table:table-cell table:style-name="Table2.A1" office:value-type="string">
            <text:p text:style-name="P22">0</text:p>
          </table:table-cell>
          <table:table-cell table:style-name="Table2.A1" office:value-type="string">
            <text:p text:style-name="P22">...</text:p>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1</text:p>
          </table:table-cell>
          <table:table-cell table:style-name="Table2.A1" office:value-type="string">
            <text:p text:style-name="P4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row>
        <table:table-row table:style-name="TableLine94341521956224">
          <table:table-cell table:style-name="Table2.A2" office:value-type="string">
            <text:p text:style-name="P22">H<text:soft-page-break/><text:span text:style-name="T27">0</text:span><text:span text:style-name="T108">∈</text:span><text:span text:style-name="T107">x</text:span></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1</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row>
        <table:table-row table:style-name="TableLine94341521961168">
          <table:table-cell table:style-name="Table2.A2" office:value-type="string">
            <text:p text:style-name="P22"><text:span text:style-name="T107">H</text:span><text:span text:style-name="T126">1</text:span><text:span text:style-name="T108">∈</text:span><text:span text:style-name="T107">x</text:span></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1</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row>
        <table:table-row table:style-name="TableLine94341521964160">
          <table:table-cell table:style-name="Table2.A2" office:value-type="string">
            <text:p text:style-name="P43">...</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row>
        <table:table-row table:style-name="TableLine94341521967824">
          <table:table-cell table:style-name="Table2.A2" office:value-type="string">
            <text:p text:style-name="P22">H<text:span text:style-name="T27">N-2</text:span><text:span text:style-name="T108">∈</text:span><text:span text:style-name="T107">x</text:span></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1</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row>
        <table:table-row table:style-name="TableLine94341521973552">
          <table:table-cell table:style-name="Table2.A2" office:value-type="string">
            <text:p text:style-name="P22">H<text:span text:style-name="T27">N-1</text:span><text:span text:style-name="T108">∈</text:span><text:span text:style-name="T107">x</text:span></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1</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row>
        <table:table-row table:style-name="TableLine94341521977216">
          <table:table-cell table:style-name="Table2.A2" office:value-type="string">
            <text:p text:style-name="P22">x<text:span text:style-name="T108">∈</text:span><text:span text:style-name="T107">H</text:span><text:span text:style-name="T126">0</text:span></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1</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row>
        <table:table-row table:style-name="TableLine94341521980880">
          <table:table-cell table:style-name="Table2.A2" office:value-type="string">
            <text:p text:style-name="P22">x<text:span text:style-name="T108">∈</text:span><text:span text:style-name="T107">H</text:span><text:span text:style-name="T126">1</text:span></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text:p>
          </table:table-cell>
          <table:table-cell table:style-name="Table2.A2" office:value-type="string">
            <text:p text:style-name="P22">1</text:p>
          </table:table-cell>
          <table:table-cell table:style-name="Table2.A2" office:value-type="string">
            <text:p text:style-name="P22">1</text:p>
          </table:table-cell>
          <table:table-cell table:style-name="Table2.A2" office:value-type="string">
            <text:p text:style-name="P22">1</text:p>
          </table:table-cell>
          <table:table-cell table:style-name="Table2.A2" office:value-type="string">
            <text:p text:style-name="P22">1</text:p>
          </table:table-cell>
          <table:table-cell table:style-name="Table2.A2" office:value-type="string">
            <text:p text:style-name="P22">...</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1</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row>
        <table:table-row table:style-name="TableLine94341521984672">
          <table:table-cell table:style-name="Table2.A2" office:value-type="string">
            <text:p text:style-name="P22">...</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row>
        <table:table-row table:style-name="TableLine94341521988544">
          <table:table-cell table:style-name="Table2.A2" office:value-type="string">
            <text:p text:style-name="P22">x<text:span text:style-name="T108">∈</text:span><text:span text:style-name="T107">H</text:span><text:span text:style-name="T126">N-2</text:span></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1</text:p>
          </table:table-cell>
          <table:table-cell table:style-name="Table2.A2" office:value-type="string">
            <text:p text:style-name="P22">1</text:p>
          </table:table-cell>
          <table:table-cell table:style-name="Table2.A2" office:value-type="string">
            <text:p text:style-name="P22">...</text:p>
          </table:table-cell>
          <table:table-cell table:style-name="Table2.A2" office:value-type="string">
            <text:p text:style-name="P22">0</text:p>
          </table:table-cell>
          <table:table-cell table:style-name="Table2.A2" office:value-type="string">
            <text:p text:style-name="P22">0</text:p>
          </table:table-cell>
          <table:table-cell table:style-name="Table2.A2" office:value-type="string">
            <text:p text:style-name="P22">1</text:p>
          </table:table-cell>
          <table:table-cell table:style-name="Table2.A2" office:value-type="string">
            <text:p text:style-name="P22">1</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1</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row>
        <table:table-row table:style-name="TableLine94341521972544">
          <table:table-cell table:style-name="Table2.A2" office:value-type="string">
            <text:p text:style-name="P22">x<text:span text:style-name="T108">∈</text:span><text:span text:style-name="T107">H</text:span><text:span text:style-name="T126">N-1</text:span></text:p>
          </table:table-cell>
          <table:table-cell table:style-name="Table2.A2" office:value-type="string">
            <text:p text:style-name="P22">0</text:p>
          </table:table-cell>
          <table:table-cell table:style-name="Table2.A2" office:value-type="string">
            <text:p text:style-name="P22">1</text:p>
          </table:table-cell>
          <table:table-cell table:style-name="Table2.A2" office:value-type="string">
            <text:p text:style-name="P22">0</text:p>
          </table:table-cell>
          <table:table-cell table:style-name="Table2.A2" office:value-type="string">
            <text:p text:style-name="P22">1</text:p>
          </table:table-cell>
          <table:table-cell table:style-name="Table2.A2" office:value-type="string">
            <text:p text:style-name="P22">...</text:p>
          </table:table-cell>
          <table:table-cell table:style-name="Table2.A2" office:value-type="string">
            <text:p text:style-name="P22">0</text:p>
          </table:table-cell>
          <table:table-cell table:style-name="Table2.A2" office:value-type="string">
            <text:p text:style-name="P22">1</text:p>
          </table:table-cell>
          <table:table-cell table:style-name="Table2.A2" office:value-type="string">
            <text:p text:style-name="P22">0</text:p>
          </table:table-cell>
          <table:table-cell table:style-name="Table2.A2" office:value-type="string">
            <text:p text:style-name="P22">1</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1</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row>
        <table:table-row table:style-name="TableLine94341521998208">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H<text:span text:style-name="T27">0</text:span><text:span text:style-name="T108">∈</text:span><text:span text:style-name="T107">H</text:span><text:span text:style-name="T126">0</text:span></text:p>
          </table:table-cell>
          <table:table-cell table:style-name="Table2.A2" office:value-type="string">
            <text:p text:style-name="P22">H<text:span text:style-name="T27">0</text:span><text:span text:style-name="T108">∈</text:span><text:span text:style-name="T107">H</text:span><text:span text:style-name="T129">1</text:span></text:p>
          </table:table-cell>
          <table:table-cell table:style-name="Table2.A2" office:value-type="string">
            <text:p text:style-name="P22">...</text:p>
          </table:table-cell>
          <table:table-cell table:style-name="Table2.A2" office:value-type="string">
            <text:p text:style-name="P22">H<text:span text:style-name="T27">0</text:span><text:span text:style-name="T108">∈</text:span><text:span text:style-name="T107">H</text:span><text:span text:style-name="T129">N-2</text:span></text:p>
          </table:table-cell>
          <table:table-cell table:style-name="Table2.A2" office:value-type="string">
            <text:p text:style-name="P22">H<text:span text:style-name="T27">0</text:span><text:span text:style-name="T108">∈</text:span><text:span text:style-name="T107">H</text:span><text:span text:style-name="T129">N-1</text:span></text:p>
          </table:table-cell>
          <table:table-cell table:style-name="Table2.A2" office:value-type="string">
            <text:p text:style-name="P22">H<text:span text:style-name="T33">1</text:span><text:span text:style-name="T108">∈</text:span><text:span text:style-name="T107">H</text:span><text:span text:style-name="T126">0</text:span></text:p>
          </table:table-cell>
          <table:table-cell table:style-name="Table2.A2" office:value-type="string">
            <text:p text:style-name="P22">H<text:span text:style-name="T33">1</text:span><text:span text:style-name="T108">∈</text:span><text:span text:style-name="T107">H</text:span><text:span text:style-name="T129">1</text:span></text:p>
          </table:table-cell>
          <table:table-cell table:style-name="Table2.A2" office:value-type="string">
            <text:p text:style-name="P22">...</text:p>
          </table:table-cell>
          <table:table-cell table:style-name="Table2.A2" office:value-type="string">
            <text:p text:style-name="P22">H<text:span text:style-name="T34">N-</text:span><text:span text:style-name="T35">2</text:span><text:span text:style-name="T108">∈</text:span><text:span text:style-name="T107">H</text:span><text:span text:style-name="T130">N-2</text:span></text:p>
          </table:table-cell>
          <table:table-cell table:style-name="Table2.A2" office:value-type="string">
            <text:p text:style-name="P22">H<text:span text:style-name="T34">N-</text:span><text:span text:style-name="T35">2</text:span><text:span text:style-name="T108">∈</text:span><text:span text:style-name="T107">H</text:span><text:span text:style-name="T130">N-1</text:span></text:p>
          </table:table-cell>
          <table:table-cell table:style-name="Table2.A2" office:value-type="string">
            <text:p text:style-name="P22">...</text:p>
          </table:table-cell>
          <table:table-cell table:style-name="Table2.A2" office:value-type="string">
            <text:p text:style-name="P22">H<text:span text:style-name="T34">N-1</text:span><text:span text:style-name="T108">∈</text:span><text:span text:style-name="T107">H</text:span><text:span text:style-name="T130">N-2</text:span></text:p>
          </table:table-cell>
          <table:table-cell table:style-name="Table2.a2" office:value-type="string">
            <text:p text:style-name="P22">H<text:span text:style-name="T34">N-1</text:span><text:span text:style-name="T108">∈</text:span><text:span text:style-name="T107">H</text:span><text:span text:style-name="T130">N-1</text:span></text:p>
          </table:table-cell>
        </table:table-row>
      </table:table>
      <text:p text:style-name="P52"/>
      <text:p text:style-name="P57"><text:span text:style-name="T63">(</text:span><text:span text:style-name="T55">veerust tehtav järeldus</text:span><text:span text:style-name="T88">(vihikus olemas)</text:span><text:span text:style-name="T55">)</text:span></text:p>
      <text:p text:style-name="P58"><text:span text:style-name="T55">(lõppreast tehtav järeldus</text:span><text:span text:style-name="T88">(vihikus olemas)</text:span><text:span text:style-name="T55">)</text:span></text:p>
      <text:p text:style-name="P59"><text:span text:style-name="T55">(seosest, mis on on esitat</text:span><text:span text:style-name="T84">av arvuna tehtav järeldus</text:span><text:span text:style-name="T55">)</text:span></text:p>
      <text:p text:style-name="P62"><text:span text:style-name="T55">Selliselgi juhul on osad lõppread sõltumata kirjeldatavast </text:span><text:span text:style-name="T85">K1</text:span><text:span text:style-name="T55">seosest kindlalt valed(vastav boolean peab olema False). </text:span><text:span text:style-name="T85">Üks võimalus saada minimaalsel vabadusastmel kirjeldus on teha uus numeratsioon lõppridadele, mis jätab need read, mis on sõltumata kirjeldatavast K1seosest valed, vahele. Üheselt valed on need read, mis teevad väiteid kõigi hulkade kohta või on vastuolulised, sest kvantoritega veergudest järeldub alghulkade kohta midagi, mis on vastuolus alghulkade omavahelisi kuulumise kirjeldavate veergudega.</text:span></text:p>
      <text:p text:style-name="P63"><text:soft-page-break/><text:span text:style-name="T85">L</text:span><text:span text:style-name="T55">õppreast tehtav järeldus alghulkade kohta on järmine:</text:span></text:p>
      <text:p text:style-name="P65"><text:span text:style-name="T82">(lõppreast tehtav järeldus </text:span><text:span text:style-name="T79">alghulkade kohta</text:span><text:span text:style-name="T83">(vihikus olemas)</text:span><text:span text:style-name="T82">)</text:span></text:p>
      <text:p text:style-name="P64"><text:span text:style-name="T55">Kui see on vastuoluline, siis tuleb tuleb vastav lõpprida uues numeratsioonis vahel jätta</text:span><text:span text:style-name="T85">, sest kvantoritega veergudest järeldub alghulkade kohta midagi, mis on vastuolus alghulkade omavahelisi kuulumise kirjeldavate veergudega.</text:span><text:span text:style-name="T55">.</text:span></text:p>
      <text:p text:style-name="P53">Järgnev seos näitab, et millised read on vastuolulised:</text:p>
      <text:p text:style-name="P60"><text:span text:style-name="T55">(funktsioon ,mis võtab argumendiks täisarvu (lõpprea numbri) ja tagastab booleani(,et kas see on vastuoluline,</text:span><text:span text:style-name="T85"> sest kvantoritega veergudest järeldub alghulkade kohta midagi, mis on vastuolus alghulkade omavahelisi kuulumise kirjeldavate veergudega.</text:span><text:span text:style-name="T55">))</text:span></text:p>
      <text:p text:style-name="P55"/>
      <text:p text:style-name="P60"><text:span text:style-name="T55">(funktsioon ,mis võtab argumendiks täisarvu (lõpprea numbri) ja tagastab booleani(,et kas see on vastuoluline, </text:span><text:span text:style-name="T86">sest teeb kõigi hulkade kohta väite.</text:span><text:span text:style-name="T55">)</text:span><text:span text:style-name="T103">(vihikus olemas)</text:span><text:span text:style-name="T55">)</text:span></text:p>
      <text:p text:style-name="P54"/>
      <text:p text:style-name="P56">(funktsioon ,mis võtab argumendiks täisarvu (lõpprea numbri) ja tagastab booleani(,et kas see on vastuoluline))</text:p>
      <text:p text:style-name="P54"/>
      <text:p text:style-name="P61"><text:span text:style-name="T55">(</text:span><text:span text:style-name="T87">seosest, mis on on esitat</text:span><text:span text:style-name="T103">ud</text:span><text:span text:style-name="T84"> </text:span><text:span text:style-name="T104">naturaal</text:span><text:span text:style-name="T84">arvuna tehtav järeldus, </text:span><text:span text:style-name="T55">kus on eeldatud uut lõppveergude numeratsiooni.)</text:span></text:p>
      <text:h text:style-name="P78" text:outline-level="3"><text:span text:style-name="T63">V</text:span><text:span text:style-name="T55">eel konkreetsem näide kui N=1</text:span></text:h>
      <text:list xml:id="list171429579946224" text:continue-numbering="true" text:style-name="L5">
        <text:list-item>
          <text:p text:style-name="P71"><text:span text:style-name="T61">P</text:span><text:span text:style-name="T63">=∑_</text:span><text:span text:style-name="T31">i=0</text:span><text:span text:style-name="T105">N^2 </text:span><text:span text:style-name="T63">(2**i*</text:span><text:span text:style-name="T65">(</text:span><text:span text:style-name="T68">S</text:span><text:span text:style-name="T32">i</text:span><text:span text:style-name="T108">∈</text:span><text:span text:style-name="T65">)</text:span><text:span text:style-name="T67">+</text:span><text:span text:style-name="T63">)</text:span></text:p>
        </text:list-item>
      </text:list>
      <table:table table:name="P_näide_K=1_ja_N=1" table:style-name="P_5f_näide_5f_K_3d_1_5f_ja_5f_N_3d_1">
        <table:table-column table:style-name="P_5f_näide_5f_K_3d_1_5f_ja_5f_N_3d_1.A"/>
        <table:table-column table:style-name="P_5f_näide_5f_K_3d_1_5f_ja_5f_N_3d_1.B"/>
        <table:table-column table:style-name="P_5f_näide_5f_K_3d_1_5f_ja_5f_N_3d_1.C"/>
        <table:table-column table:style-name="P_5f_näide_5f_K_3d_1_5f_ja_5f_N_3d_1.D"/>
        <table:table-column table:style-name="P_5f_näide_5f_K_3d_1_5f_ja_5f_N_3d_1.B"/>
        <table:table-column table:style-name="P_5f_näide_5f_K_3d_1_5f_ja_5f_N_3d_1.C"/>
        <table:table-column table:style-name="P_5f_näide_5f_K_3d_1_5f_ja_5f_N_3d_1.D" table:number-columns-repeated="2"/>
        <table:table-column table:style-name="P_5f_näide_5f_K_3d_1_5f_ja_5f_N_3d_1.I"/>
        <table:table-row table:style-name="TableLine94341521640768">
          <table:table-cell table:style-name="P_5f_näide_5f_K_3d_1_5f_ja_5f_N_3d_1.A1" office:value-type="string">
            <text:p text:style-name="P36">P(x)</text:p>
          </table:table-cell>
          <table:table-cell table:style-name="P_5f_näide_5f_K_3d_1_5f_ja_5f_N_3d_1.A1" office:value-type="string">
            <text:p text:style-name="P36">0</text:p>
          </table:table-cell>
          <table:table-cell table:style-name="P_5f_näide_5f_K_3d_1_5f_ja_5f_N_3d_1.A1" office:value-type="string">
            <text:p text:style-name="P36">1</text:p>
          </table:table-cell>
          <table:table-cell table:style-name="P_5f_näide_5f_K_3d_1_5f_ja_5f_N_3d_1.A1" office:value-type="string">
            <text:p text:style-name="P36">2</text:p>
          </table:table-cell>
          <table:table-cell table:style-name="P_5f_näide_5f_K_3d_1_5f_ja_5f_N_3d_1.A1" office:value-type="string">
            <text:p text:style-name="P36">3</text:p>
          </table:table-cell>
          <table:table-cell table:style-name="P_5f_näide_5f_K_3d_1_5f_ja_5f_N_3d_1.A1" office:value-type="string">
            <text:p text:style-name="P36">4</text:p>
          </table:table-cell>
          <table:table-cell table:style-name="P_5f_näide_5f_K_3d_1_5f_ja_5f_N_3d_1.A1" office:value-type="string">
            <text:p text:style-name="P36">5</text:p>
          </table:table-cell>
          <table:table-cell table:style-name="P_5f_näide_5f_K_3d_1_5f_ja_5f_N_3d_1.A1" office:value-type="string">
            <text:p text:style-name="P36">6</text:p>
          </table:table-cell>
          <table:table-cell table:style-name="P_5f_näide_5f_K_3d_1_5f_ja_5f_N_3d_1.I1" office:value-type="string">
            <text:p text:style-name="P36">7</text:p>
          </table:table-cell>
        </table:table-row>
        <table:table-row table:style-name="TableLine94341522034176">
          <table:table-cell table:style-name="P_5f_näide_5f_K_3d_1_5f_ja_5f_N_3d_1.A2" office:value-type="string">
            <text:p text:style-name="P36">x<text:span text:style-name="T108">∈</text:span>x</text:p>
          </table:table-cell>
          <table:table-cell table:style-name="P_5f_näide_5f_K_3d_1_5f_ja_5f_N_3d_1.A2" office:value-type="string">
            <text:p text:style-name="P36">0</text:p>
          </table:table-cell>
          <table:table-cell table:style-name="P_5f_näide_5f_K_3d_1_5f_ja_5f_N_3d_1.A2" office:value-type="string">
            <text:p text:style-name="P36">0</text:p>
          </table:table-cell>
          <table:table-cell table:style-name="P_5f_näide_5f_K_3d_1_5f_ja_5f_N_3d_1.A2" office:value-type="string">
            <text:p text:style-name="P36">0</text:p>
          </table:table-cell>
          <table:table-cell table:style-name="P_5f_näide_5f_K_3d_1_5f_ja_5f_N_3d_1.A2" office:value-type="string">
            <text:p text:style-name="P36">0</text:p>
          </table:table-cell>
          <table:table-cell table:style-name="P_5f_näide_5f_K_3d_1_5f_ja_5f_N_3d_1.A2" office:value-type="string">
            <text:p text:style-name="P36">1</text:p>
          </table:table-cell>
          <table:table-cell table:style-name="P_5f_näide_5f_K_3d_1_5f_ja_5f_N_3d_1.A2" office:value-type="string">
            <text:p text:style-name="P36">1</text:p>
          </table:table-cell>
          <table:table-cell table:style-name="P_5f_näide_5f_K_3d_1_5f_ja_5f_N_3d_1.A2" office:value-type="string">
            <text:p text:style-name="P36">1</text:p>
          </table:table-cell>
          <table:table-cell table:style-name="P_5f_näide_5f_K_3d_1_5f_ja_5f_N_3d_1.I2" office:value-type="string">
            <text:p text:style-name="P36">1</text:p>
          </table:table-cell>
        </table:table-row>
        <table:table-row table:style-name="TableLine94341522037472">
          <table:table-cell table:style-name="P_5f_näide_5f_K_3d_1_5f_ja_5f_N_3d_1.A2" office:value-type="string">
            <text:p text:style-name="P36">A<text:span text:style-name="T108">∈</text:span>x</text:p>
          </table:table-cell>
          <table:table-cell table:style-name="P_5f_näide_5f_K_3d_1_5f_ja_5f_N_3d_1.A2" office:value-type="string">
            <text:p text:style-name="P36">0</text:p>
          </table:table-cell>
          <table:table-cell table:style-name="P_5f_näide_5f_K_3d_1_5f_ja_5f_N_3d_1.A2" office:value-type="string">
            <text:p text:style-name="P36">0</text:p>
          </table:table-cell>
          <table:table-cell table:style-name="P_5f_näide_5f_K_3d_1_5f_ja_5f_N_3d_1.A2" office:value-type="string">
            <text:p text:style-name="P36">1</text:p>
          </table:table-cell>
          <table:table-cell table:style-name="P_5f_näide_5f_K_3d_1_5f_ja_5f_N_3d_1.A2" office:value-type="string">
            <text:p text:style-name="P36">1</text:p>
          </table:table-cell>
          <table:table-cell table:style-name="P_5f_näide_5f_K_3d_1_5f_ja_5f_N_3d_1.A2" office:value-type="string">
            <text:p text:style-name="P36">0</text:p>
          </table:table-cell>
          <table:table-cell table:style-name="P_5f_näide_5f_K_3d_1_5f_ja_5f_N_3d_1.A2" office:value-type="string">
            <text:p text:style-name="P36">0</text:p>
          </table:table-cell>
          <table:table-cell table:style-name="P_5f_näide_5f_K_3d_1_5f_ja_5f_N_3d_1.A2" office:value-type="string">
            <text:p text:style-name="P36">1</text:p>
          </table:table-cell>
          <table:table-cell table:style-name="P_5f_näide_5f_K_3d_1_5f_ja_5f_N_3d_1.I2" office:value-type="string">
            <text:p text:style-name="P36">1</text:p>
          </table:table-cell>
        </table:table-row>
        <table:table-row table:style-name="TableLine94341522038848">
          <table:table-cell table:style-name="P_5f_näide_5f_K_3d_1_5f_ja_5f_N_3d_1.A2" office:value-type="string">
            <text:p text:style-name="P36">x<text:span text:style-name="T108">∈</text:span>A</text:p>
          </table:table-cell>
          <table:table-cell table:style-name="P_5f_näide_5f_K_3d_1_5f_ja_5f_N_3d_1.A2" office:value-type="string">
            <text:p text:style-name="P36">0</text:p>
          </table:table-cell>
          <table:table-cell table:style-name="P_5f_näide_5f_K_3d_1_5f_ja_5f_N_3d_1.A2" office:value-type="string">
            <text:p text:style-name="P36">1</text:p>
          </table:table-cell>
          <table:table-cell table:style-name="P_5f_näide_5f_K_3d_1_5f_ja_5f_N_3d_1.A2" office:value-type="string">
            <text:p text:style-name="P36">0</text:p>
          </table:table-cell>
          <table:table-cell table:style-name="P_5f_näide_5f_K_3d_1_5f_ja_5f_N_3d_1.A2" office:value-type="string">
            <text:p text:style-name="P36">1</text:p>
          </table:table-cell>
          <table:table-cell table:style-name="P_5f_näide_5f_K_3d_1_5f_ja_5f_N_3d_1.A2" office:value-type="string">
            <text:p text:style-name="P36">0</text:p>
          </table:table-cell>
          <table:table-cell table:style-name="P_5f_näide_5f_K_3d_1_5f_ja_5f_N_3d_1.A2" office:value-type="string">
            <text:p text:style-name="P36">1</text:p>
          </table:table-cell>
          <table:table-cell table:style-name="P_5f_näide_5f_K_3d_1_5f_ja_5f_N_3d_1.A2" office:value-type="string">
            <text:p text:style-name="P36">0</text:p>
          </table:table-cell>
          <table:table-cell table:style-name="P_5f_näide_5f_K_3d_1_5f_ja_5f_N_3d_1.I2" office:value-type="string">
            <text:p text:style-name="P36">1</text:p>
          </table:table-cell>
        </table:table-row>
      </table:table>
      <text:list xml:id="list171429917502672" text:continue-numbering="true" text:style-name="L5">
        <text:list-header>
          <text:p text:style-name="P73"><text:span text:style-name="T63">v</text:span><text:span text:style-name="T67">õi</text:span></text:p>
        </text:list-header>
        <text:list-item>
          <text:p text:style-name="P72"><text:span text:style-name="T61">P</text:span><text:span text:style-name="T63">=∑_</text:span><text:span text:style-name="T31">i=0</text:span><text:span text:style-name="T105">N^2 </text:span><text:span text:style-name="T63">(2**i*¬</text:span><text:span text:style-name="T65">()</text:span><text:span text:style-name="T63">)</text:span></text:p>
        </text:list-item>
      </text:list>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C"/>
        <table:table-column table:style-name="Table3.D" table:number-columns-repeated="2"/>
        <table:table-column table:style-name="Table3.I"/>
        <table:table-row table:style-name="TableLine94341522045776">
          <table:table-cell table:style-name="Table3.A1" office:value-type="string">
            <text:p text:style-name="P37">P(x)</text:p>
          </table:table-cell>
          <table:table-cell table:style-name="Table3.A1" office:value-type="string">
            <text:p text:style-name="P38">7</text:p>
          </table:table-cell>
          <table:table-cell table:style-name="Table3.A1" office:value-type="string">
            <text:p text:style-name="P38">6</text:p>
          </table:table-cell>
          <table:table-cell table:style-name="Table3.A1" office:value-type="string">
            <text:p text:style-name="P38">5</text:p>
          </table:table-cell>
          <table:table-cell table:style-name="Table3.A1" office:value-type="string">
            <text:p text:style-name="P38">4</text:p>
          </table:table-cell>
          <table:table-cell table:style-name="Table3.A1" office:value-type="string">
            <text:p text:style-name="P38">3</text:p>
          </table:table-cell>
          <table:table-cell table:style-name="Table3.A1" office:value-type="string">
            <text:p text:style-name="P38">2</text:p>
          </table:table-cell>
          <table:table-cell table:style-name="Table3.A1" office:value-type="string">
            <text:p text:style-name="P38">1</text:p>
          </table:table-cell>
          <table:table-cell table:style-name="Table3.I1" office:value-type="string">
            <text:p text:style-name="P38">0</text:p>
          </table:table-cell>
        </table:table-row>
        <table:table-row table:style-name="TableLine94341522070480">
          <table:table-cell table:style-name="Table3.A2" office:value-type="string">
            <text:p text:style-name="P37"><text:span text:style-name="T63">¬</text:span>x<text:span text:style-name="T108">∈</text:span>x</text:p>
          </table:table-cell>
          <table:table-cell table:style-name="Table3.A2" office:value-type="string">
            <text:p text:style-name="P37">0</text:p>
          </table:table-cell>
          <table:table-cell table:style-name="Table3.A2" office:value-type="string">
            <text:p text:style-name="P37">0</text:p>
          </table:table-cell>
          <table:table-cell table:style-name="Table3.A2" office:value-type="string">
            <text:p text:style-name="P37">0</text:p>
          </table:table-cell>
          <table:table-cell table:style-name="Table3.A2" office:value-type="string">
            <text:p text:style-name="P37">0</text:p>
          </table:table-cell>
          <table:table-cell table:style-name="Table3.A2" office:value-type="string">
            <text:p text:style-name="P37">1</text:p>
          </table:table-cell>
          <table:table-cell table:style-name="Table3.A2" office:value-type="string">
            <text:p text:style-name="P37">1</text:p>
          </table:table-cell>
          <table:table-cell table:style-name="Table3.A2" office:value-type="string">
            <text:p text:style-name="P37">1</text:p>
          </table:table-cell>
          <table:table-cell table:style-name="Table3.I2" office:value-type="string">
            <text:p text:style-name="P37">1</text:p>
          </table:table-cell>
        </table:table-row>
        <table:table-row table:style-name="TableLine94341522073136">
          <table:table-cell table:style-name="Table3.A2" office:value-type="string">
            <text:p text:style-name="P37"><text:span text:style-name="T63">¬</text:span>A<text:span text:style-name="T108">∈</text:span>x</text:p>
          </table:table-cell>
          <table:table-cell table:style-name="Table3.A2" office:value-type="string">
            <text:p text:style-name="P37">0</text:p>
          </table:table-cell>
          <table:table-cell table:style-name="Table3.A2" office:value-type="string">
            <text:p text:style-name="P37">0</text:p>
          </table:table-cell>
          <table:table-cell table:style-name="Table3.A2" office:value-type="string">
            <text:p text:style-name="P37">1</text:p>
          </table:table-cell>
          <table:table-cell table:style-name="Table3.A2" office:value-type="string">
            <text:p text:style-name="P37">1</text:p>
          </table:table-cell>
          <table:table-cell table:style-name="Table3.A2" office:value-type="string">
            <text:p text:style-name="P37">0</text:p>
          </table:table-cell>
          <table:table-cell table:style-name="Table3.A2" office:value-type="string">
            <text:p text:style-name="P37">0</text:p>
          </table:table-cell>
          <table:table-cell table:style-name="Table3.A2" office:value-type="string">
            <text:p text:style-name="P37">1</text:p>
          </table:table-cell>
          <table:table-cell table:style-name="Table3.I2" office:value-type="string">
            <text:p text:style-name="P37">1</text:p>
          </table:table-cell>
        </table:table-row>
        <table:table-row table:style-name="TableLine94341522074512">
          <table:table-cell table:style-name="Table3.A2" office:value-type="string">
            <text:p text:style-name="P37"><text:span text:style-name="T63">¬</text:span>x<text:span text:style-name="T108">∈</text:span>A</text:p>
          </table:table-cell>
          <table:table-cell table:style-name="Table3.A2" office:value-type="string">
            <text:p text:style-name="P37">0</text:p>
          </table:table-cell>
          <table:table-cell table:style-name="Table3.A2" office:value-type="string">
            <text:p text:style-name="P37">1</text:p>
          </table:table-cell>
          <table:table-cell table:style-name="Table3.A2" office:value-type="string">
            <text:p text:style-name="P37">0</text:p>
          </table:table-cell>
          <table:table-cell table:style-name="Table3.A2" office:value-type="string">
            <text:p text:style-name="P37">1</text:p>
          </table:table-cell>
          <table:table-cell table:style-name="Table3.A2" office:value-type="string">
            <text:p text:style-name="P37">0</text:p>
          </table:table-cell>
          <table:table-cell table:style-name="Table3.A2" office:value-type="string">
            <text:p text:style-name="P37">1</text:p>
          </table:table-cell>
          <table:table-cell table:style-name="Table3.A2" office:value-type="string">
            <text:p text:style-name="P37">0</text:p>
          </table:table-cell>
          <table:table-cell table:style-name="Table3.I2" office:value-type="string">
            <text:p text:style-name="P37">1</text:p>
          </table:table-cell>
        </table:table-row>
      </table:table>
      <text:p text:style-name="P50"/>
      <text:p text:style-name="P49"><text:span text:style-name="T63">S</text:span><text:span text:style-name="T55">eega DNF tabel </text:span><text:span text:style-name="T72">(</text:span><text:span text:style-name="T76">selle</text:span><text:span text:style-name="T72"> </text:span><text:span text:style-name="T76">9 </text:span><text:span text:style-name="T72">veer</text:span><text:span text:style-name="T76">gu on</text:span><text:span text:style-name="T72"> tähistatud kollasega) ühe algmõistega</text:span><text:span text:style-name="T55"> K1seose kirjeldamiseks ,mille osad read</text:span><text:span text:style-name="T72">(need, mille kahes </text:span><text:span text:style-name="T77">1. ja 2. või 3. ja 4. või 5. ja 6. või 7. ja 8.</text:span><text:span text:style-name="T72"> </text:span><text:span text:style-name="T73">veerus on </text:span><text:span text:style-name="T77">mõlemad</text:span><text:span text:style-name="T73"> ühed, sest need teeksid väite kõikide hulkade kohta. Ja need, mille esimeses </text:span><text:span text:style-name="T74">veerus</text:span><text:span text:style-name="T73">(</text:span><text:span text:style-name="T59">∀</text:span><text:span text:style-name="T30">x</text:span><text:span text:style-name="T56">(¬</text:span><text:span text:style-name="T72">P(x)=0)</text:span><text:span text:style-name="T73">) ja viimases </text:span><text:span text:style-name="T74">veerus(</text:span><text:span text:style-name="T75">A</text:span><text:span text:style-name="T108">∈</text:span><text:span text:style-name="T75">A</text:span><text:span text:style-name="T74">)</text:span><text:span text:style-name="T73"> on 1, sest </text:span><text:span text:style-name="T74">esimesest järeldub, et </text:span><text:span text:style-name="T56">¬</text:span><text:span text:style-name="T75">A</text:span><text:span text:style-name="T108">∈</text:span><text:span text:style-name="T75">A </text:span><text:span text:style-name="T74">ja viimane eitab seda</text:span><text:span text:style-name="T73">. Ja need, mille eelviimases </text:span><text:span text:style-name="T74">veerus(</text:span><text:span text:style-name="T59">∀</text:span><text:span text:style-name="T30">x</text:span><text:span text:style-name="T56">(¬</text:span><text:span text:style-name="T72">P(x)=7)</text:span><text:span text:style-name="T74">)</text:span><text:span text:style-name="T73"> on üks ja viimases </text:span><text:span text:style-name="T74">veerus(</text:span><text:span text:style-name="T75">A</text:span><text:span text:style-name="T108">∈</text:span><text:span text:style-name="T75">A</text:span><text:span text:style-name="T74">)</text:span><text:span text:style-name="T73"> 0, sest </text:span><text:span text:style-name="T74">eelviimasest <text:s/>järeldub, et </text:span><text:span text:style-name="T75">A</text:span><text:span text:style-name="T108">∈</text:span><text:span text:style-name="T75">A </text:span><text:span text:style-name="T74">ja viimane veerg väidab, et </text:span><text:span text:style-name="T56">¬</text:span><text:span text:style-name="T75">A</text:span><text:span text:style-name="T108">∈</text:span><text:span text:style-name="T75">A</text:span><text:span text:style-name="T73">.</text:span><text:span text:style-name="T72">)</text:span><text:span text:style-name="T55"> on sõltumata seosest valed, o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row table:style-name="TableLine94341522081664">
          <table:table-cell table:style-name="Table4.A1" office:value-type="string">
            <text:p text:style-name="P41">P(x)</text:p>
          </table:table-cell>
          <table:table-cell table:style-name="Table4.B1" office:value-type="string">
            <text:p text:style-name="P36">0</text:p>
          </table:table-cell>
          <table:table-cell table:style-name="Table4.B1" office:value-type="string">
            <text:p text:style-name="P36">1</text:p>
          </table:table-cell>
          <table:table-cell table:style-name="Table4.B1" office:value-type="string">
            <text:p text:style-name="P36">2</text:p>
          </table:table-cell>
          <table:table-cell table:style-name="Table4.B1" office:value-type="string">
            <text:p text:style-name="P36">3</text:p>
          </table:table-cell>
          <table:table-cell table:style-name="Table4.B1" office:value-type="string">
            <text:p text:style-name="P36">4</text:p>
          </table:table-cell>
          <table:table-cell table:style-name="Table4.B1" office:value-type="string">
            <text:p text:style-name="P36">5</text:p>
          </table:table-cell>
          <table:table-cell table:style-name="Table4.B1" office:value-type="string">
            <text:p text:style-name="P36">6</text:p>
          </table:table-cell>
          <table:table-cell table:style-name="Table4.B1" office:value-type="string">
            <text:p text:style-name="P36">7</text:p>
          </table:table-cell>
          <table:table-cell table:style-name="Table4.J1" office:value-type="string">
            <text:p text:style-name="P39"/>
          </table:table-cell>
        </table:table-row>
        <table:table-row table:style-name="TableLine94341522195952">
          <table:table-cell table:style-name="Table4.A2" office:value-type="string">
            <text:p text:style-name="P41">x<text:span text:style-name="T59">∈</text:span>x</text:p>
          </table:table-cell>
          <table:table-cell table:style-name="Table4.B2" office:value-type="string">
            <text:p text:style-name="P36">0</text:p>
          </table:table-cell>
          <table:table-cell table:style-name="Table4.B2" office:value-type="string">
            <text:p text:style-name="P36">0</text:p>
          </table:table-cell>
          <table:table-cell table:style-name="Table4.B2" office:value-type="string">
            <text:p text:style-name="P36">0</text:p>
          </table:table-cell>
          <table:table-cell table:style-name="Table4.B2" office:value-type="string">
            <text:p text:style-name="P36">0</text:p>
          </table:table-cell>
          <table:table-cell table:style-name="Table4.B2" office:value-type="string">
            <text:p text:style-name="P36">1</text:p>
          </table:table-cell>
          <table:table-cell table:style-name="Table4.B2" office:value-type="string">
            <text:p text:style-name="P36">1</text:p>
          </table:table-cell>
          <table:table-cell table:style-name="Table4.B2" office:value-type="string">
            <text:p text:style-name="P36">1</text:p>
          </table:table-cell>
          <table:table-cell table:style-name="Table4.B2" office:value-type="string">
            <text:p text:style-name="P36">1</text:p>
          </table:table-cell>
          <table:table-cell table:style-name="Table4.J2" office:value-type="string">
            <text:p text:style-name="P36"/>
          </table:table-cell>
        </table:table-row>
        <table:table-row table:style-name="TableLine94341522201536">
          <table:table-cell table:style-name="Table4.A2" office:value-type="string">
            <text:p text:style-name="P41">A<text:span text:style-name="T59">∈</text:span>x</text:p>
          </table:table-cell>
          <table:table-cell table:style-name="Table4.B2" office:value-type="string">
            <text:p text:style-name="P36">0</text:p>
          </table:table-cell>
          <table:table-cell table:style-name="Table4.B2" office:value-type="string">
            <text:p text:style-name="P36">0</text:p>
          </table:table-cell>
          <table:table-cell table:style-name="Table4.B2" office:value-type="string">
            <text:p text:style-name="P36">1</text:p>
          </table:table-cell>
          <table:table-cell table:style-name="Table4.B2" office:value-type="string">
            <text:p text:style-name="P36">1</text:p>
          </table:table-cell>
          <table:table-cell table:style-name="Table4.B2" office:value-type="string">
            <text:p text:style-name="P36">0</text:p>
          </table:table-cell>
          <table:table-cell table:style-name="Table4.B2" office:value-type="string">
            <text:p text:style-name="P36">0</text:p>
          </table:table-cell>
          <table:table-cell table:style-name="Table4.B2" office:value-type="string">
            <text:p text:style-name="P36">1</text:p>
          </table:table-cell>
          <table:table-cell table:style-name="Table4.B2" office:value-type="string">
            <text:p text:style-name="P36">1</text:p>
          </table:table-cell>
          <table:table-cell table:style-name="Table4.J2" office:value-type="string">
            <text:p text:style-name="P36"/>
          </table:table-cell>
        </table:table-row>
        <table:table-row table:style-name="TableLine94341522203264">
          <table:table-cell table:style-name="Table4.A2" office:value-type="string">
            <text:p text:style-name="P41">x<text:span text:style-name="T59">∈</text:span>A</text:p>
          </table:table-cell>
          <table:table-cell table:style-name="Table4.B2" office:value-type="string">
            <text:p text:style-name="P36">0</text:p>
          </table:table-cell>
          <table:table-cell table:style-name="Table4.B2" office:value-type="string">
            <text:p text:style-name="P36">1</text:p>
          </table:table-cell>
          <table:table-cell table:style-name="Table4.B2" office:value-type="string">
            <text:p text:style-name="P36">0</text:p>
          </table:table-cell>
          <table:table-cell table:style-name="Table4.B2" office:value-type="string">
            <text:p text:style-name="P36">1</text:p>
          </table:table-cell>
          <table:table-cell table:style-name="Table4.B2" office:value-type="string">
            <text:p text:style-name="P36">0</text:p>
          </table:table-cell>
          <table:table-cell table:style-name="Table4.B2" office:value-type="string">
            <text:p text:style-name="P36">1</text:p>
          </table:table-cell>
          <table:table-cell table:style-name="Table4.B2" office:value-type="string">
            <text:p text:style-name="P36">0</text:p>
          </table:table-cell>
          <table:table-cell table:style-name="Table4.B2" office:value-type="string">
            <text:p text:style-name="P36">1</text:p>
          </table:table-cell>
          <table:table-cell table:style-name="Table4.J2" office:value-type="string">
            <text:p text:style-name="P36"/>
          </table:table-cell>
        </table:table-row>
        <table:table-row table:style-name="TableLine94341522205520">
          <table:table-cell table:style-name="Table4.A2" office:value-type="string">
            <text:p text:style-name="P40"/>
          </table:table-cell>
          <table:table-cell table:style-name="Table4.B2" office:value-type="string">
            <text:p text:style-name="P46"><text:span text:style-name="T59">∀</text:span><text:span text:style-name="T30">x</text:span><text:span text:style-name="T56">(¬</text:span><text:span text:style-name="T72">P(x)=0)</text:span></text:p>
          </table:table-cell>
          <table:table-cell table:style-name="Table4.B2" office:value-type="string">
            <text:p text:style-name="P46"><text:span text:style-name="T59">∀</text:span><text:span text:style-name="T30">x</text:span><text:span text:style-name="T56">(¬</text:span><text:span text:style-name="T72">P(x)=1)</text:span></text:p>
          </table:table-cell>
          <table:table-cell table:style-name="Table4.B2" office:value-type="string">
            <text:p text:style-name="P46"><text:span text:style-name="T59">∀</text:span><text:span text:style-name="T30">x</text:span><text:span text:style-name="T56">(¬</text:span><text:span text:style-name="T72">P(x)=2)</text:span></text:p>
          </table:table-cell>
          <table:table-cell table:style-name="Table4.B2" office:value-type="string">
            <text:p text:style-name="P46"><text:span text:style-name="T59">∀</text:span><text:span text:style-name="T30">x</text:span><text:span text:style-name="T56">(¬</text:span><text:span text:style-name="T72">P(x)=3)</text:span></text:p>
          </table:table-cell>
          <table:table-cell table:style-name="Table4.B2" office:value-type="string">
            <text:p text:style-name="P46"><text:span text:style-name="T59">∀</text:span><text:span text:style-name="T30">x</text:span><text:span text:style-name="T56">(¬</text:span><text:span text:style-name="T72">P(x)=4)</text:span></text:p>
          </table:table-cell>
          <table:table-cell table:style-name="Table4.B2" office:value-type="string">
            <text:p text:style-name="P46"><text:span text:style-name="T59">∀</text:span><text:span text:style-name="T30">x</text:span><text:span text:style-name="T56">(¬</text:span><text:span text:style-name="T72">P(x)=5)</text:span></text:p>
          </table:table-cell>
          <table:table-cell table:style-name="Table4.B2" office:value-type="string">
            <text:p text:style-name="P46"><text:span text:style-name="T59">∀</text:span><text:span text:style-name="T30">x</text:span><text:span text:style-name="T56">(¬</text:span><text:span text:style-name="T72">P(x)=6)</text:span></text:p>
          </table:table-cell>
          <table:table-cell table:style-name="Table4.B2" office:value-type="string">
            <text:p text:style-name="P46"><text:span text:style-name="T59">∀</text:span><text:span text:style-name="T30">x</text:span><text:span text:style-name="T56">(¬</text:span><text:span text:style-name="T72">P(x)=7)</text:span></text:p>
          </table:table-cell>
          <table:table-cell table:style-name="Table4.J2" office:value-type="string">
            <text:p text:style-name="P47">A<text:span text:style-name="T108">∈</text:span>A</text:p>
          </table:table-cell>
        </table:table-row>
        <table:table-row table:style-name="TableLine94341522207200">
          <table:table-cell table:style-name="Table4.A2" office:value-type="string">
            <text:p text:style-name="P40"/>
          </table:table-cell>
          <table:table-cell table:style-name="Table4.B2" office:value-type="string">
            <text:p text:style-name="P48"><text:span text:style-name="T56">¬</text:span>∃<text:span text:style-name="T30">x</text:span><text:span text:style-name="T134">(P(x)=0)</text:span></text:p>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J2" office:value-type="string">
            <text:p text:style-name="P47">A<text:span text:style-name="T108">∈</text:span>A</text:p>
          </table:table-cell>
        </table:table-row>
        <table:table-row table:style-name="TableLine94341522208832">
          <table:table-cell table:style-name="Table4.A2" office:value-type="string">
            <text:p text:style-name="P40"/>
          </table:table-cell>
          <table:table-cell table:style-name="Table4.B2" office:value-type="string">
            <text:p text:style-name="P48"><text:span text:style-name="T59">∀</text:span><text:span text:style-name="T30">x</text:span><text:span text:style-name="T56">(¬</text:span><text:span text:style-name="T67">x</text:span><text:span text:style-name="T108">∈</text:span><text:span text:style-name="T67">x</text:span><text:span text:style-name="T109">∨</text:span><text:span text:style-name="T56">¬</text:span><text:span text:style-name="T72">A</text:span><text:span text:style-name="T108">∈</text:span><text:span text:style-name="T67">x</text:span><text:span text:style-name="T109">∨</text:span><text:span text:style-name="T56">¬</text:span><text:span text:style-name="T72">x</text:span><text:span text:style-name="T108">∈</text:span><text:span text:style-name="T113">A)</text:span></text:p>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J2" office:value-type="string">
            <text:p text:style-name="P47">A<text:span text:style-name="T108">∈</text:span>A</text:p>
          </table:table-cell>
        </table:table-row>
        <table:table-row table:style-name="TableLine94341522210512">
          <table:table-cell table:style-name="Table4.A2" office:value-type="string">
            <text:p text:style-name="P40"/>
          </table:table-cell>
          <table:table-cell table:style-name="Table4.B2" office:value-type="string">
            <text:p text:style-name="P48"><text:span text:style-name="T109">¬</text:span><text:span text:style-name="T113">∃</text:span><text:span text:style-name="T127">x</text:span><text:span text:style-name="T114">(</text:span></text:p>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B2" office:value-type="string">
            <text:p text:style-name="P35"/>
          </table:table-cell>
          <table:table-cell table:style-name="Table4.J2" office:value-type="string">
            <text:p text:style-name="P47">A<text:span text:style-name="T108">∈</text:span>A</text:p>
          </table:table-cell>
        </table:table-row>
      </table:table>
      <text:p text:style-name="P51">Selles tabelis on 108 rida, mis ei ole kirjeldatavast K1seosest sõltumata valed. Seega läheb ühe algmõistega K1seose kirjeldamiseks vaja 108 bitt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language="et" fo:country="EE" officeooo:rsid="0008a9d1"/>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Sender" style:family="paragraph" style:parent-style-name="Standard" style:class="extra">
      <style:paragraph-properties fo:margin-top="0in" fo:margin-bottom="0.0417in" loext: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4T20:01:44.140078410</meta:creation-date>
    <dc:date>2022-01-20T17:14:29.349044147</dc:date>
    <meta:editing-duration>P8DT17H48M28S</meta:editing-duration>
    <meta:editing-cycles>71</meta:editing-cycles>
    <meta:generator>LibreOffice/6.4.7.2$Linux_X86_64 LibreOffice_project/40$Build-2</meta:generator>
    <meta:document-statistic meta:table-count="7" meta:image-count="0" meta:object-count="0" meta:page-count="9" meta:paragraph-count="375" meta:word-count="2728" meta:character-count="19681" meta:non-whitespace-character-count="17369"/>
  </office:meta>
</office:document-meta>
</file>